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2.0402in"/>
    </style:style>
    <style:style style:name="co5" style:family="table-column">
      <style:table-column-properties fo:break-before="auto" style:column-width="2.0083in"/>
    </style:style>
    <style:style style:name="co6" style:family="table-column">
      <style:table-column-properties fo:break-before="auto" style:column-width="0.711in"/>
    </style:style>
    <style:style style:name="co7" style:family="table-column">
      <style:table-column-properties fo:break-before="auto" style:column-width="4.4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33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99ff33"/>
    </style:style>
    <style:style style:name="ce6" style:family="table-cell" style:parent-style-name="Default">
      <style:table-cell-properties fo:background-color="#99ff33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66ff00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PCIe Data transfer for Benchmar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4" table:default-cell-style-name="Default"/>
        <table:table-column table:style-name="co7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NumGPUs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/>
          <table:table-cell table:style-name="ce3" office:value-type="string" calcext:value-type="string" table:number-columns-spanned="15" table:number-rows-spanned="1">
            <text:p>Benchmarks</text:p>
          </table:table-cell>
          <table:covered-table-cell table:number-columns-repeated="14"/>
          <table:table-cell/>
        </table:table-row>
        <table:table-row table:style-name="ro1">
          <table:table-cell table:number-columns-repeated="5"/>
          <table:table-cell office:value-type="string" calcext:value-type="string">
            <text:p>Bsch</text:p>
          </table:table-cell>
          <table:table-cell office:value-type="string" calcext:value-type="string">
            <text:p>DCT</text:p>
          </table:table-cell>
          <table:table-cell office:value-type="string" calcext:value-type="string">
            <text:p>Dwthaar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FWT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twis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PCIe Lanes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ta amount</text:p>
          </table:table-cell>
          <table:table-cell table:style-name="ce7" table:formula="of:=1024*1024" office:value-type="float" office:value="1048576" calcext:value-type="float">
            <text:p>1048576</text:p>
          </table:table-cell>
          <table:table-cell table:style-name="ce7" table:formula="of:=1024*1024" office:value-type="float" office:value="1048576" calcext:value-type="float">
            <text:p>1048576</text:p>
          </table:table-cell>
          <table:table-cell table:style-name="ce7" table:formula="of:=1024*1024" office:value-type="float" office:value="1048576" calcext:value-type="float">
            <text:p>1048576</text:p>
          </table:table-cell>
          <table:table-cell table:style-name="ce7" table:formula="of:=4096*1024" office:value-type="float" office:value="4194304" calcext:value-type="float">
            <text:p>4194304</text:p>
          </table:table-cell>
          <table:table-cell table:style-name="ce7" table:formula="of:=1024*1024" office:value-type="float" office:value="1048576" calcext:value-type="float">
            <text:p>1048576</text:p>
          </table:table-cell>
          <table:table-cell table:style-name="ce7" table:formula="of:=1024*1024" office:value-type="float" office:value="1048576" calcext:value-type="float">
            <text:p>1048576</text:p>
          </table:table-cell>
          <table:table-cell table:style-name="ce7" table:formula="of:=1024*1024" office:value-type="float" office:value="1048576" calcext:value-type="float">
            <text:p>1048576</text:p>
          </table:table-cell>
          <table:table-cell table:style-name="ce7" table:formula="of:=1024*1024" office:value-type="float" office:value="1048576" calcext:value-type="float">
            <text:p>1048576</text:p>
          </table:table-cell>
          <table:table-cell table:style-name="ce7" table:formula="of:=1024*1024" office:value-type="float" office:value="1048576" calcext:value-type="float">
            <text:p>1048576</text:p>
          </table:table-cell>
          <table:table-cell table:style-name="ce7" table:formula="of:=1024*1024" office:value-type="float" office:value="1048576" calcext:value-type="float">
            <text:p>1048576</text:p>
          </table:table-cell>
          <table:table-cell table:style-name="ce7" table:formula="of:=1024*1024" office:value-type="float" office:value="1048576" calcext:value-type="float">
            <text:p>1048576</text:p>
          </table:table-cell>
          <table:table-cell table:style-name="ce7" table:formula="of:=4096*2048" office:value-type="float" office:value="8388608" calcext:value-type="float">
            <text:p>8388608</text:p>
          </table:table-cell>
          <table:table-cell table:style-name="ce7" table:formula="of:=1024*1024" office:value-type="float" office:value="1048576" calcext:value-type="float">
            <text:p>1048576</text:p>
          </table:table-cell>
          <table:table-cell table:style-name="ce7" table:formula="of:=4096*64" office:value-type="float" office:value="262144" calcext:value-type="float">
            <text:p>262144</text:p>
          </table:table-cell>
          <table:table-cell table:style-name="ce7" table:formula="of:=1024*1024" office:value-type="float" office:value="1048576" calcext:value-type="float">
            <text:p>1048576</text:p>
          </table:table-cell>
          <table:table-cell office:value-type="string" calcext:value-type="string">
            <text:p>&lt;&lt; Should be updated by correct amount resulted from Mem-snapshot</text:p>
          </table:table-cell>
        </table:table-row>
        <table:table-row table:style-name="ro1">
          <table:table-cell office:value-type="string" calcext:value-type="string">
            <text:p>PCIe bandwid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B/s</text:p>
          </table:table-cell>
          <table:table-cell/>
          <table:table-cell office:value-type="string" calcext:value-type="string">
            <text:p>Data amount Per GPU (Bytes)</text:p>
          </table:table-cell>
          <table:table-cell table:formula="of:=[.F4]/[.B2]" office:value-type="float" office:value="131072" calcext:value-type="float">
            <text:p>131072</text:p>
          </table:table-cell>
          <table:table-cell table:formula="of:=[.G4]/[.B2]" office:value-type="float" office:value="131072" calcext:value-type="float">
            <text:p>131072</text:p>
          </table:table-cell>
          <table:table-cell table:formula="of:=[.H4]/[.B2]" office:value-type="float" office:value="131072" calcext:value-type="float">
            <text:p>131072</text:p>
          </table:table-cell>
          <table:table-cell table:formula="of:=[.I4]/[.B2]" office:value-type="float" office:value="524288" calcext:value-type="float">
            <text:p>524288</text:p>
          </table:table-cell>
          <table:table-cell table:formula="of:=[.J4]/[.B2]" office:value-type="float" office:value="131072" calcext:value-type="float">
            <text:p>131072</text:p>
          </table:table-cell>
          <table:table-cell table:formula="of:=[.K4]/[.B2]" office:value-type="float" office:value="131072" calcext:value-type="float">
            <text:p>131072</text:p>
          </table:table-cell>
          <table:table-cell table:formula="of:=[.L4]/[.B2]" office:value-type="float" office:value="131072" calcext:value-type="float">
            <text:p>131072</text:p>
          </table:table-cell>
          <table:table-cell table:formula="of:=[.M4]/[.B2]" office:value-type="float" office:value="131072" calcext:value-type="float">
            <text:p>131072</text:p>
          </table:table-cell>
          <table:table-cell table:formula="of:=[.N4]/[.B2]" office:value-type="float" office:value="131072" calcext:value-type="float">
            <text:p>131072</text:p>
          </table:table-cell>
          <table:table-cell table:formula="of:=[.O4]/[.B2]" office:value-type="float" office:value="131072" calcext:value-type="float">
            <text:p>131072</text:p>
          </table:table-cell>
          <table:table-cell table:formula="of:=[.P4]/[.B2]" office:value-type="float" office:value="131072" calcext:value-type="float">
            <text:p>131072</text:p>
          </table:table-cell>
          <table:table-cell table:formula="of:=[.Q4]/[.B2]" office:value-type="float" office:value="1048576" calcext:value-type="float">
            <text:p>1048576</text:p>
          </table:table-cell>
          <table:table-cell table:formula="of:=[.R4]/[.B2]" office:value-type="float" office:value="131072" calcext:value-type="float">
            <text:p>131072</text:p>
          </table:table-cell>
          <table:table-cell table:formula="of:=[.S4]/[.B2]" office:value-type="float" office:value="32768" calcext:value-type="float">
            <text:p>32768</text:p>
          </table:table-cell>
          <table:table-cell table:formula="of:=[.T4]/[.B2]" office:value-type="float" office:value="131072" calcext:value-type="float">
            <text:p>131072</text:p>
          </table:table-cell>
          <table:table-cell/>
        </table:table-row>
        <table:table-row table:style-name="ro1">
          <table:table-cell office:value-type="string" calcext:value-type="string">
            <text:p>Transfer per second</text:p>
          </table:table-cell>
          <table:table-cell table:formula="of:=[.B5]*[.B4]" office:value-type="float" office:value="16" calcext:value-type="float">
            <text:p>16</text:p>
          </table:table-cell>
          <table:table-cell table:formula="of:=[.C5]" office:value-type="string" office:string-value="GB/s" calcext:value-type="string">
            <text:p>GB/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ansfer per nano-second</text:p>
          </table:table-cell>
          <table:table-cell table:formula="of:=[.B6]" office:value-type="float" office:value="16" calcext:value-type="float">
            <text:p>16</text:p>
          </table:table-cell>
          <table:table-cell office:value-type="string" calcext:value-type="string">
            <text:p>B/ns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Multi2sim frequency 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Hz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ansfer per cycle</text:p>
          </table:table-cell>
          <table:table-cell table:formula="of:=[.B7]*1000/[.B8]" office:value-type="float" office:value="16" calcext:value-type="float">
            <text:p>16</text:p>
          </table:table-cell>
          <table:table-cell office:value-type="string" calcext:value-type="string">
            <text:p>B/c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15" table:number-rows-spanned="1">
            <text:p>Benchmarks – Number of Writes</text:p>
          </table:table-cell>
          <table:covered-table-cell table:style-name="ce9"/>
          <table:covered-table-cell/>
          <table:covered-table-cell table:number-columns-repeated="12" table:style-name="ce9"/>
          <table:table-cell/>
        </table:table-row>
        <table:table-row table:style-name="ro1">
          <table:table-cell office:value-type="string" calcext:value-type="string">
            <text:p>FC update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Maximum Payload Size (MPS)</text:p>
          </table:table-cell>
          <table:table-cell/>
          <table:table-cell office:value-type="string" calcext:value-type="string">
            <text:p>Bsch</text:p>
          </table:table-cell>
          <table:table-cell office:value-type="string" calcext:value-type="string">
            <text:p>DCT</text:p>
          </table:table-cell>
          <table:table-cell office:value-type="string" calcext:value-type="string">
            <text:p>Dwthaar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FWT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twis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ACL</text:p>
          </table:table-cell>
          <table:table-cell office:value-type="float" office:value="0.2" calcext:value-type="float">
            <text:p>0.2</text:p>
          </table:table-cell>
          <table:table-cell table:style-name="ce3"/>
          <table:table-cell office:value-type="float" office:value="64" calcext:value-type="float">
            <text:p>64</text:p>
          </table:table-cell>
          <table:table-cell/>
          <table:table-cell table:formula="of:=INT(([.F5]-1)/[.D12])+1" office:value-type="float" office:value="2048" calcext:value-type="float">
            <text:p>2048</text:p>
          </table:table-cell>
          <table:table-cell table:style-name="ce9" table:formula="of:=INT(([.G5]-1)/[.D12])+1" office:value-type="float" office:value="2048" calcext:value-type="float">
            <text:p>2048</text:p>
          </table:table-cell>
          <table:table-cell table:style-name="ce9" table:formula="of:=INT(([.H5]-1)/[.D12])+1" office:value-type="float" office:value="2048" calcext:value-type="float">
            <text:p>2048</text:p>
          </table:table-cell>
          <table:table-cell table:style-name="ce9" table:formula="of:=INT(([.I5]-1)/[.D12])+1" office:value-type="float" office:value="8192" calcext:value-type="float">
            <text:p>8192</text:p>
          </table:table-cell>
          <table:table-cell table:style-name="ce9" table:formula="of:=INT(([.J5]-1)/[.D12])+1" office:value-type="float" office:value="2048" calcext:value-type="float">
            <text:p>2048</text:p>
          </table:table-cell>
          <table:table-cell table:style-name="ce9" table:formula="of:=INT(([.K5]-1)/[.D12])+1" office:value-type="float" office:value="2048" calcext:value-type="float">
            <text:p>2048</text:p>
          </table:table-cell>
          <table:table-cell table:style-name="ce9" table:formula="of:=INT(([.L5]-1)/[.D12])+1" office:value-type="float" office:value="2048" calcext:value-type="float">
            <text:p>2048</text:p>
          </table:table-cell>
          <table:table-cell table:style-name="ce9" table:formula="of:=INT(([.M5]-1)/[.D12])+1" office:value-type="float" office:value="2048" calcext:value-type="float">
            <text:p>2048</text:p>
          </table:table-cell>
          <table:table-cell table:style-name="ce9" table:formula="of:=INT(([.N5]-1)/[.D12])+1" office:value-type="float" office:value="2048" calcext:value-type="float">
            <text:p>2048</text:p>
          </table:table-cell>
          <table:table-cell table:style-name="ce9" table:formula="of:=INT(([.O5]-1)/[.D12])+1" office:value-type="float" office:value="2048" calcext:value-type="float">
            <text:p>2048</text:p>
          </table:table-cell>
          <table:table-cell table:style-name="ce9" table:formula="of:=INT(([.P5]-1)/[.D12])+1" office:value-type="float" office:value="2048" calcext:value-type="float">
            <text:p>2048</text:p>
          </table:table-cell>
          <table:table-cell table:style-name="ce9" table:formula="of:=INT(([.Q5]-1)/[.D12])+1" office:value-type="float" office:value="16384" calcext:value-type="float">
            <text:p>16384</text:p>
          </table:table-cell>
          <table:table-cell table:style-name="ce9" table:formula="of:=INT(([.R5]-1)/[.D12])+1" office:value-type="float" office:value="2048" calcext:value-type="float">
            <text:p>2048</text:p>
          </table:table-cell>
          <table:table-cell table:style-name="ce9" table:formula="of:=INT(([.S5]-1)/[.D12])+1" office:value-type="float" office:value="512" calcext:value-type="float">
            <text:p>512</text:p>
          </table:table-cell>
          <table:table-cell table:style-name="ce9" table:formula="of:=INT(([.T5]-1)/[.D12])+1" office:value-type="float" office:value="2048" calcext:value-type="float">
            <text:p>20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INT(([.F5]-1)/[.D13])+1" office:value-type="float" office:value="1024" calcext:value-type="float">
            <text:p>1024</text:p>
          </table:table-cell>
          <table:table-cell table:formula="of:=INT(([.G5]-1)/[.D13])+1" office:value-type="float" office:value="1024" calcext:value-type="float">
            <text:p>1024</text:p>
          </table:table-cell>
          <table:table-cell table:formula="of:=INT(([.H5]-1)/INDIRECT(ADDRESS(ROW();4;1)))+1" office:value-type="float" office:value="1024" calcext:value-type="float">
            <text:p>1024</text:p>
          </table:table-cell>
          <table:table-cell table:formula="of:=INT(([.I5]-1)/INDIRECT(ADDRESS(ROW();4;1)))+1" office:value-type="float" office:value="4096" calcext:value-type="float">
            <text:p>4096</text:p>
          </table:table-cell>
          <table:table-cell table:formula="of:=INT(([.J5]-1)/INDIRECT(ADDRESS(ROW();4;1)))+1" office:value-type="float" office:value="1024" calcext:value-type="float">
            <text:p>1024</text:p>
          </table:table-cell>
          <table:table-cell table:formula="of:=INT(([.K5]-1)/INDIRECT(ADDRESS(ROW();4;1)))+1" office:value-type="float" office:value="1024" calcext:value-type="float">
            <text:p>1024</text:p>
          </table:table-cell>
          <table:table-cell table:formula="of:=INT(([.L5]-1)/INDIRECT(ADDRESS(ROW();4;1)))+1" office:value-type="float" office:value="1024" calcext:value-type="float">
            <text:p>1024</text:p>
          </table:table-cell>
          <table:table-cell table:formula="of:=INT(([.M5]-1)/INDIRECT(ADDRESS(ROW();4;1)))+1" office:value-type="float" office:value="1024" calcext:value-type="float">
            <text:p>1024</text:p>
          </table:table-cell>
          <table:table-cell table:formula="of:=INT(([.N5]-1)/INDIRECT(ADDRESS(ROW();4;1)))+1" office:value-type="float" office:value="1024" calcext:value-type="float">
            <text:p>1024</text:p>
          </table:table-cell>
          <table:table-cell table:formula="of:=INT(([.O5]-1)/INDIRECT(ADDRESS(ROW();4;1)))+1" office:value-type="float" office:value="1024" calcext:value-type="float">
            <text:p>1024</text:p>
          </table:table-cell>
          <table:table-cell table:formula="of:=INT(([.P5]-1)/INDIRECT(ADDRESS(ROW();4;1)))+1" office:value-type="float" office:value="1024" calcext:value-type="float">
            <text:p>1024</text:p>
          </table:table-cell>
          <table:table-cell table:formula="of:=INT(([.Q5]-1)/INDIRECT(ADDRESS(ROW();4;1)))+1" office:value-type="float" office:value="8192" calcext:value-type="float">
            <text:p>8192</text:p>
          </table:table-cell>
          <table:table-cell table:formula="of:=INT(([.R5]-1)/INDIRECT(ADDRESS(ROW();4;1)))+1" office:value-type="float" office:value="1024" calcext:value-type="float">
            <text:p>1024</text:p>
          </table:table-cell>
          <table:table-cell table:formula="of:=INT(([.S5]-1)/INDIRECT(ADDRESS(ROW();4;1)))+1" office:value-type="float" office:value="256" calcext:value-type="float">
            <text:p>256</text:p>
          </table:table-cell>
          <table:table-cell table:formula="of:=INT(([.T5]-1)/INDIRECT(ADDRESS(ROW();4;1)))+1" office:value-type="float" office:value="1024" calcext:value-type="float">
            <text:p>10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/>
          <table:table-cell table:formula="of:=INT(([.F5]-1)/[.D14])+1" office:value-type="float" office:value="512" calcext:value-type="float">
            <text:p>512</text:p>
          </table:table-cell>
          <table:table-cell table:formula="of:=INT((INDIRECT(ADDRESS(5;COLUMN();1))-1)/INDIRECT(ADDRESS(ROW();4;1)))+1" office:value-type="float" office:value="512" calcext:value-type="float">
            <text:p>512</text:p>
          </table:table-cell>
          <table:table-cell table:formula="of:=INT((INDIRECT(ADDRESS(5;COLUMN();1))-1)/INDIRECT(ADDRESS(ROW();4;1)))+1" office:value-type="float" office:value="512" calcext:value-type="float">
            <text:p>512</text:p>
          </table:table-cell>
          <table:table-cell table:formula="of:=INT((INDIRECT(ADDRESS(5;COLUMN();1))-1)/INDIRECT(ADDRESS(ROW();4;1)))+1" office:value-type="float" office:value="2048" calcext:value-type="float">
            <text:p>2048</text:p>
          </table:table-cell>
          <table:table-cell table:formula="of:=INT((INDIRECT(ADDRESS(5;COLUMN();1))-1)/INDIRECT(ADDRESS(ROW();4;1)))+1" office:value-type="float" office:value="512" calcext:value-type="float">
            <text:p>512</text:p>
          </table:table-cell>
          <table:table-cell table:formula="of:=INT((INDIRECT(ADDRESS(5;COLUMN();1))-1)/INDIRECT(ADDRESS(ROW();4;1)))+1" office:value-type="float" office:value="512" calcext:value-type="float">
            <text:p>512</text:p>
          </table:table-cell>
          <table:table-cell table:formula="of:=INT((INDIRECT(ADDRESS(5;COLUMN();1))-1)/INDIRECT(ADDRESS(ROW();4;1)))+1" office:value-type="float" office:value="512" calcext:value-type="float">
            <text:p>512</text:p>
          </table:table-cell>
          <table:table-cell table:formula="of:=INT((INDIRECT(ADDRESS(5;COLUMN();1))-1)/INDIRECT(ADDRESS(ROW();4;1)))+1" office:value-type="float" office:value="512" calcext:value-type="float">
            <text:p>512</text:p>
          </table:table-cell>
          <table:table-cell table:formula="of:=INT((INDIRECT(ADDRESS(5;COLUMN();1))-1)/INDIRECT(ADDRESS(ROW();4;1)))+1" office:value-type="float" office:value="512" calcext:value-type="float">
            <text:p>512</text:p>
          </table:table-cell>
          <table:table-cell table:formula="of:=INT((INDIRECT(ADDRESS(5;COLUMN();1))-1)/INDIRECT(ADDRESS(ROW();4;1)))+1" office:value-type="float" office:value="512" calcext:value-type="float">
            <text:p>512</text:p>
          </table:table-cell>
          <table:table-cell table:formula="of:=INT((INDIRECT(ADDRESS(5;COLUMN();1))-1)/INDIRECT(ADDRESS(ROW();4;1)))+1" office:value-type="float" office:value="512" calcext:value-type="float">
            <text:p>512</text:p>
          </table:table-cell>
          <table:table-cell table:formula="of:=INT((INDIRECT(ADDRESS(5;COLUMN();1))-1)/INDIRECT(ADDRESS(ROW();4;1)))+1" office:value-type="float" office:value="4096" calcext:value-type="float">
            <text:p>4096</text:p>
          </table:table-cell>
          <table:table-cell table:formula="of:=INT((INDIRECT(ADDRESS(5;COLUMN();1))-1)/INDIRECT(ADDRESS(ROW();4;1)))+1" office:value-type="float" office:value="512" calcext:value-type="float">
            <text:p>512</text:p>
          </table:table-cell>
          <table:table-cell table:formula="of:=INT((INDIRECT(ADDRESS(5;COLUMN();1))-1)/INDIRECT(ADDRESS(ROW();4;1)))+1" office:value-type="float" office:value="128" calcext:value-type="float">
            <text:p>128</text:p>
          </table:table-cell>
          <table:table-cell table:formula="of:=INT((INDIRECT(ADDRESS(5;COLUMN();1))-1)/INDIRECT(ADDRESS(ROW();4;1)))+1" office:value-type="float" office:value="512" calcext:value-type="float">
            <text:p>5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2" calcext:value-type="float">
            <text:p>512</text:p>
          </table:table-cell>
          <table:table-cell/>
          <table:table-cell table:formula="of:=INT(([.F5]-1)/[.D15])+1" office:value-type="float" office:value="256" calcext:value-type="float">
            <text:p>256</text:p>
          </table:table-cell>
          <table:table-cell table:formula="of:=INT((INDIRECT(ADDRESS(5;COLUMN();1))-1)/INDIRECT(ADDRESS(ROW();4;1)))+1" office:value-type="float" office:value="256" calcext:value-type="float">
            <text:p>256</text:p>
          </table:table-cell>
          <table:table-cell table:formula="of:=INT((INDIRECT(ADDRESS(5;COLUMN();1))-1)/INDIRECT(ADDRESS(ROW();4;1)))+1" office:value-type="float" office:value="256" calcext:value-type="float">
            <text:p>256</text:p>
          </table:table-cell>
          <table:table-cell table:formula="of:=INT((INDIRECT(ADDRESS(5;COLUMN();1))-1)/INDIRECT(ADDRESS(ROW();4;1)))+1" office:value-type="float" office:value="1024" calcext:value-type="float">
            <text:p>1024</text:p>
          </table:table-cell>
          <table:table-cell table:formula="of:=INT((INDIRECT(ADDRESS(5;COLUMN();1))-1)/INDIRECT(ADDRESS(ROW();4;1)))+1" office:value-type="float" office:value="256" calcext:value-type="float">
            <text:p>256</text:p>
          </table:table-cell>
          <table:table-cell table:formula="of:=INT((INDIRECT(ADDRESS(5;COLUMN();1))-1)/INDIRECT(ADDRESS(ROW();4;1)))+1" office:value-type="float" office:value="256" calcext:value-type="float">
            <text:p>256</text:p>
          </table:table-cell>
          <table:table-cell table:formula="of:=INT((INDIRECT(ADDRESS(5;COLUMN();1))-1)/INDIRECT(ADDRESS(ROW();4;1)))+1" office:value-type="float" office:value="256" calcext:value-type="float">
            <text:p>256</text:p>
          </table:table-cell>
          <table:table-cell table:formula="of:=INT((INDIRECT(ADDRESS(5;COLUMN();1))-1)/INDIRECT(ADDRESS(ROW();4;1)))+1" office:value-type="float" office:value="256" calcext:value-type="float">
            <text:p>256</text:p>
          </table:table-cell>
          <table:table-cell table:formula="of:=INT((INDIRECT(ADDRESS(5;COLUMN();1))-1)/INDIRECT(ADDRESS(ROW();4;1)))+1" office:value-type="float" office:value="256" calcext:value-type="float">
            <text:p>256</text:p>
          </table:table-cell>
          <table:table-cell table:formula="of:=INT((INDIRECT(ADDRESS(5;COLUMN();1))-1)/INDIRECT(ADDRESS(ROW();4;1)))+1" office:value-type="float" office:value="256" calcext:value-type="float">
            <text:p>256</text:p>
          </table:table-cell>
          <table:table-cell table:formula="of:=INT((INDIRECT(ADDRESS(5;COLUMN();1))-1)/INDIRECT(ADDRESS(ROW();4;1)))+1" office:value-type="float" office:value="256" calcext:value-type="float">
            <text:p>256</text:p>
          </table:table-cell>
          <table:table-cell table:formula="of:=INT((INDIRECT(ADDRESS(5;COLUMN();1))-1)/INDIRECT(ADDRESS(ROW();4;1)))+1" office:value-type="float" office:value="2048" calcext:value-type="float">
            <text:p>2048</text:p>
          </table:table-cell>
          <table:table-cell table:formula="of:=INT((INDIRECT(ADDRESS(5;COLUMN();1))-1)/INDIRECT(ADDRESS(ROW();4;1)))+1" office:value-type="float" office:value="256" calcext:value-type="float">
            <text:p>256</text:p>
          </table:table-cell>
          <table:table-cell table:formula="of:=INT((INDIRECT(ADDRESS(5;COLUMN();1))-1)/INDIRECT(ADDRESS(ROW();4;1)))+1" office:value-type="float" office:value="64" calcext:value-type="float">
            <text:p>64</text:p>
          </table:table-cell>
          <table:table-cell table:formula="of:=INT((INDIRECT(ADDRESS(5;COLUMN();1))-1)/INDIRECT(ADDRESS(ROW();4;1)))+1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table:formula="of:=INT(([.F5]-1)/[.D16])+1" office:value-type="float" office:value="128" calcext:value-type="float">
            <text:p>128</text:p>
          </table:table-cell>
          <table:table-cell table:formula="of:=INT((INDIRECT(ADDRESS(5;COLUMN();1))-1)/INDIRECT(ADDRESS(ROW();4;1)))+1" office:value-type="float" office:value="128" calcext:value-type="float">
            <text:p>128</text:p>
          </table:table-cell>
          <table:table-cell table:formula="of:=INT((INDIRECT(ADDRESS(5;COLUMN();1))-1)/INDIRECT(ADDRESS(ROW();4;1)))+1" office:value-type="float" office:value="128" calcext:value-type="float">
            <text:p>128</text:p>
          </table:table-cell>
          <table:table-cell table:formula="of:=INT((INDIRECT(ADDRESS(5;COLUMN();1))-1)/INDIRECT(ADDRESS(ROW();4;1)))+1" office:value-type="float" office:value="512" calcext:value-type="float">
            <text:p>512</text:p>
          </table:table-cell>
          <table:table-cell table:formula="of:=INT((INDIRECT(ADDRESS(5;COLUMN();1))-1)/INDIRECT(ADDRESS(ROW();4;1)))+1" office:value-type="float" office:value="128" calcext:value-type="float">
            <text:p>128</text:p>
          </table:table-cell>
          <table:table-cell table:formula="of:=INT((INDIRECT(ADDRESS(5;COLUMN();1))-1)/INDIRECT(ADDRESS(ROW();4;1)))+1" office:value-type="float" office:value="128" calcext:value-type="float">
            <text:p>128</text:p>
          </table:table-cell>
          <table:table-cell table:formula="of:=INT((INDIRECT(ADDRESS(5;COLUMN();1))-1)/INDIRECT(ADDRESS(ROW();4;1)))+1" office:value-type="float" office:value="128" calcext:value-type="float">
            <text:p>128</text:p>
          </table:table-cell>
          <table:table-cell table:formula="of:=INT((INDIRECT(ADDRESS(5;COLUMN();1))-1)/INDIRECT(ADDRESS(ROW();4;1)))+1" office:value-type="float" office:value="128" calcext:value-type="float">
            <text:p>128</text:p>
          </table:table-cell>
          <table:table-cell table:formula="of:=INT((INDIRECT(ADDRESS(5;COLUMN();1))-1)/INDIRECT(ADDRESS(ROW();4;1)))+1" office:value-type="float" office:value="128" calcext:value-type="float">
            <text:p>128</text:p>
          </table:table-cell>
          <table:table-cell table:formula="of:=INT((INDIRECT(ADDRESS(5;COLUMN();1))-1)/INDIRECT(ADDRESS(ROW();4;1)))+1" office:value-type="float" office:value="128" calcext:value-type="float">
            <text:p>128</text:p>
          </table:table-cell>
          <table:table-cell table:formula="of:=INT((INDIRECT(ADDRESS(5;COLUMN();1))-1)/INDIRECT(ADDRESS(ROW();4;1)))+1" office:value-type="float" office:value="128" calcext:value-type="float">
            <text:p>128</text:p>
          </table:table-cell>
          <table:table-cell table:formula="of:=INT((INDIRECT(ADDRESS(5;COLUMN();1))-1)/INDIRECT(ADDRESS(ROW();4;1)))+1" office:value-type="float" office:value="1024" calcext:value-type="float">
            <text:p>1024</text:p>
          </table:table-cell>
          <table:table-cell table:formula="of:=INT((INDIRECT(ADDRESS(5;COLUMN();1))-1)/INDIRECT(ADDRESS(ROW();4;1)))+1" office:value-type="float" office:value="128" calcext:value-type="float">
            <text:p>128</text:p>
          </table:table-cell>
          <table:table-cell table:formula="of:=INT((INDIRECT(ADDRESS(5;COLUMN();1))-1)/INDIRECT(ADDRESS(ROW();4;1)))+1" office:value-type="float" office:value="32" calcext:value-type="float">
            <text:p>32</text:p>
          </table:table-cell>
          <table:table-cell table:formula="of:=INT((INDIRECT(ADDRESS(5;COLUMN();1))-1)/INDIRECT(ADDRESS(ROW();4;1)))+1" office:value-type="float" office:value="128" calcext:value-type="float">
            <text:p>1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table:formula="of:=INT(([.F5]-1)/[.D17])+1" office:value-type="float" office:value="64" calcext:value-type="float">
            <text:p>64</text:p>
          </table:table-cell>
          <table:table-cell table:formula="of:=INT((INDIRECT(ADDRESS(5;COLUMN();1))-1)/INDIRECT(ADDRESS(ROW();4;1)))+1" office:value-type="float" office:value="64" calcext:value-type="float">
            <text:p>64</text:p>
          </table:table-cell>
          <table:table-cell table:formula="of:=INT((INDIRECT(ADDRESS(5;COLUMN();1))-1)/INDIRECT(ADDRESS(ROW();4;1)))+1" office:value-type="float" office:value="64" calcext:value-type="float">
            <text:p>64</text:p>
          </table:table-cell>
          <table:table-cell table:formula="of:=INT((INDIRECT(ADDRESS(5;COLUMN();1))-1)/INDIRECT(ADDRESS(ROW();4;1)))+1" office:value-type="float" office:value="256" calcext:value-type="float">
            <text:p>256</text:p>
          </table:table-cell>
          <table:table-cell table:formula="of:=INT((INDIRECT(ADDRESS(5;COLUMN();1))-1)/INDIRECT(ADDRESS(ROW();4;1)))+1" office:value-type="float" office:value="64" calcext:value-type="float">
            <text:p>64</text:p>
          </table:table-cell>
          <table:table-cell table:formula="of:=INT((INDIRECT(ADDRESS(5;COLUMN();1))-1)/INDIRECT(ADDRESS(ROW();4;1)))+1" office:value-type="float" office:value="64" calcext:value-type="float">
            <text:p>64</text:p>
          </table:table-cell>
          <table:table-cell table:formula="of:=INT((INDIRECT(ADDRESS(5;COLUMN();1))-1)/INDIRECT(ADDRESS(ROW();4;1)))+1" office:value-type="float" office:value="64" calcext:value-type="float">
            <text:p>64</text:p>
          </table:table-cell>
          <table:table-cell table:formula="of:=INT((INDIRECT(ADDRESS(5;COLUMN();1))-1)/INDIRECT(ADDRESS(ROW();4;1)))+1" office:value-type="float" office:value="64" calcext:value-type="float">
            <text:p>64</text:p>
          </table:table-cell>
          <table:table-cell table:formula="of:=INT((INDIRECT(ADDRESS(5;COLUMN();1))-1)/INDIRECT(ADDRESS(ROW();4;1)))+1" office:value-type="float" office:value="64" calcext:value-type="float">
            <text:p>64</text:p>
          </table:table-cell>
          <table:table-cell table:formula="of:=INT((INDIRECT(ADDRESS(5;COLUMN();1))-1)/INDIRECT(ADDRESS(ROW();4;1)))+1" office:value-type="float" office:value="64" calcext:value-type="float">
            <text:p>64</text:p>
          </table:table-cell>
          <table:table-cell table:formula="of:=INT((INDIRECT(ADDRESS(5;COLUMN();1))-1)/INDIRECT(ADDRESS(ROW();4;1)))+1" office:value-type="float" office:value="64" calcext:value-type="float">
            <text:p>64</text:p>
          </table:table-cell>
          <table:table-cell table:formula="of:=INT((INDIRECT(ADDRESS(5;COLUMN();1))-1)/INDIRECT(ADDRESS(ROW();4;1)))+1" office:value-type="float" office:value="512" calcext:value-type="float">
            <text:p>512</text:p>
          </table:table-cell>
          <table:table-cell table:formula="of:=INT((INDIRECT(ADDRESS(5;COLUMN();1))-1)/INDIRECT(ADDRESS(ROW();4;1)))+1" office:value-type="float" office:value="64" calcext:value-type="float">
            <text:p>64</text:p>
          </table:table-cell>
          <table:table-cell table:formula="of:=INT((INDIRECT(ADDRESS(5;COLUMN();1))-1)/INDIRECT(ADDRESS(ROW();4;1)))+1" office:value-type="float" office:value="16" calcext:value-type="float">
            <text:p>16</text:p>
          </table:table-cell>
          <table:table-cell table:formula="of:=INT((INDIRECT(ADDRESS(5;COLUMN();1))-1)/INDIRECT(ADDRESS(ROW();4;1)))+1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table:formula="of:=INT(([.F5]-1)/[.D18])+1" office:value-type="float" office:value="32" calcext:value-type="float">
            <text:p>32</text:p>
          </table:table-cell>
          <table:table-cell table:formula="of:=INT((INDIRECT(ADDRESS(5;COLUMN();1))-1)/INDIRECT(ADDRESS(ROW();4;1)))+1" office:value-type="float" office:value="32" calcext:value-type="float">
            <text:p>32</text:p>
          </table:table-cell>
          <table:table-cell table:formula="of:=INT((INDIRECT(ADDRESS(5;COLUMN();1))-1)/INDIRECT(ADDRESS(ROW();4;1)))+1" office:value-type="float" office:value="32" calcext:value-type="float">
            <text:p>32</text:p>
          </table:table-cell>
          <table:table-cell table:formula="of:=INT((INDIRECT(ADDRESS(5;COLUMN();1))-1)/INDIRECT(ADDRESS(ROW();4;1)))+1" office:value-type="float" office:value="128" calcext:value-type="float">
            <text:p>128</text:p>
          </table:table-cell>
          <table:table-cell table:formula="of:=INT((INDIRECT(ADDRESS(5;COLUMN();1))-1)/INDIRECT(ADDRESS(ROW();4;1)))+1" office:value-type="float" office:value="32" calcext:value-type="float">
            <text:p>32</text:p>
          </table:table-cell>
          <table:table-cell table:formula="of:=INT((INDIRECT(ADDRESS(5;COLUMN();1))-1)/INDIRECT(ADDRESS(ROW();4;1)))+1" office:value-type="float" office:value="32" calcext:value-type="float">
            <text:p>32</text:p>
          </table:table-cell>
          <table:table-cell table:formula="of:=INT((INDIRECT(ADDRESS(5;COLUMN();1))-1)/INDIRECT(ADDRESS(ROW();4;1)))+1" office:value-type="float" office:value="32" calcext:value-type="float">
            <text:p>32</text:p>
          </table:table-cell>
          <table:table-cell table:formula="of:=INT((INDIRECT(ADDRESS(5;COLUMN();1))-1)/INDIRECT(ADDRESS(ROW();4;1)))+1" office:value-type="float" office:value="32" calcext:value-type="float">
            <text:p>32</text:p>
          </table:table-cell>
          <table:table-cell table:formula="of:=INT((INDIRECT(ADDRESS(5;COLUMN();1))-1)/INDIRECT(ADDRESS(ROW();4;1)))+1" office:value-type="float" office:value="32" calcext:value-type="float">
            <text:p>32</text:p>
          </table:table-cell>
          <table:table-cell table:formula="of:=INT((INDIRECT(ADDRESS(5;COLUMN();1))-1)/INDIRECT(ADDRESS(ROW();4;1)))+1" office:value-type="float" office:value="32" calcext:value-type="float">
            <text:p>32</text:p>
          </table:table-cell>
          <table:table-cell table:formula="of:=INT((INDIRECT(ADDRESS(5;COLUMN();1))-1)/INDIRECT(ADDRESS(ROW();4;1)))+1" office:value-type="float" office:value="32" calcext:value-type="float">
            <text:p>32</text:p>
          </table:table-cell>
          <table:table-cell table:formula="of:=INT((INDIRECT(ADDRESS(5;COLUMN();1))-1)/INDIRECT(ADDRESS(ROW();4;1)))+1" office:value-type="float" office:value="256" calcext:value-type="float">
            <text:p>256</text:p>
          </table:table-cell>
          <table:table-cell table:formula="of:=INT((INDIRECT(ADDRESS(5;COLUMN();1))-1)/INDIRECT(ADDRESS(ROW();4;1)))+1" office:value-type="float" office:value="32" calcext:value-type="float">
            <text:p>32</text:p>
          </table:table-cell>
          <table:table-cell table:formula="of:=INT((INDIRECT(ADDRESS(5;COLUMN();1))-1)/INDIRECT(ADDRESS(ROW();4;1)))+1" office:value-type="float" office:value="8" calcext:value-type="float">
            <text:p>8</text:p>
          </table:table-cell>
          <table:table-cell table:formula="of:=INT((INDIRECT(ADDRESS(5;COLUMN();1))-1)/INDIRECT(ADDRESS(ROW();4;1)))+1" office:value-type="float" office:value="32" calcext:value-type="float">
            <text:p>32</text:p>
          </table:table-cell>
          <table:table-cell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15" table:number-rows-spanned="1">
            <text:p>Benchmarks – Transfer Time(ns)</text:p>
          </table:table-cell>
          <table:covered-table-cell table:style-name="ce9"/>
          <table:covered-table-cell/>
          <table:covered-table-cell table:number-columns-repeated="12" table:style-name="ce9"/>
          <table:table-cell/>
        </table:table-row>
        <table:table-row table:style-name="ro1">
          <table:table-cell table:number-columns-repeated="4"/>
          <table:table-cell office:value-type="string" calcext:value-type="string">
            <text:p>TLP(ns)</text:p>
          </table:table-cell>
          <table:table-cell office:value-type="string" calcext:value-type="string">
            <text:p>Bsch</text:p>
          </table:table-cell>
          <table:table-cell office:value-type="string" calcext:value-type="string">
            <text:p>DCT</text:p>
          </table:table-cell>
          <table:table-cell office:value-type="string" calcext:value-type="string">
            <text:p>Dwthaar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FWT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twis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table:number-columns-repeated="4"/>
          <table:table-cell table:formula="of:=([.D12]+20)/[.B7]" office:value-type="float" office:value="5.25" calcext:value-type="float">
            <text:p>5.25</text:p>
          </table:table-cell>
          <table:table-cell table:style-name="ce8" table:formula="of:=[.F12]*[.$E25]+[.F12]*[.$B$11]/[.$B$9]+[.F12]*[.$B$12]/[.$B$9]" office:value-type="float" office:value="10809.6" calcext:value-type="float">
            <text:p>10809.6</text:p>
          </table:table-cell>
          <table:table-cell table:style-name="ce8" table:formula="of:=[.G12]*[.$E25]+[.G12]*[.$B$11]/[.$B$9]+[.G12]*[.$B$12]/[.$B$9]" office:value-type="float" office:value="10809.6" calcext:value-type="float">
            <text:p>10809.6</text:p>
          </table:table-cell>
          <table:table-cell table:style-name="ce8" table:formula="of:=[.H12]*[.$E25]+[.H12]*[.$B$11]/[.$B$9]+[.H12]*[.$B$12]/[.$B$9]" office:value-type="float" office:value="10809.6" calcext:value-type="float">
            <text:p>10809.6</text:p>
          </table:table-cell>
          <table:table-cell table:style-name="ce8" table:formula="of:=[.I12]*[.$E25]+[.I12]*[.$B$11]/[.$B$9]+[.I12]*[.$B$12]/[.$B$9]" office:value-type="float" office:value="43238.4" calcext:value-type="float">
            <text:p>43238.4</text:p>
          </table:table-cell>
          <table:table-cell table:style-name="ce8" table:formula="of:=[.J12]*[.$E25]+[.J12]*[.$B$11]/[.$B$9]+[.J12]*[.$B$12]/[.$B$9]" office:value-type="float" office:value="10809.6" calcext:value-type="float">
            <text:p>10809.6</text:p>
          </table:table-cell>
          <table:table-cell table:style-name="ce8" table:formula="of:=[.K12]*[.$E25]+[.K12]*[.$B$11]/[.$B$9]+[.K12]*[.$B$12]/[.$B$9]" office:value-type="float" office:value="10809.6" calcext:value-type="float">
            <text:p>10809.6</text:p>
          </table:table-cell>
          <table:table-cell table:style-name="ce8" table:formula="of:=[.L12]*[.$E25]+[.L12]*[.$B$11]/[.$B$9]+[.L12]*[.$B$12]/[.$B$9]" office:value-type="float" office:value="10809.6" calcext:value-type="float">
            <text:p>10809.6</text:p>
          </table:table-cell>
          <table:table-cell table:style-name="ce8" table:formula="of:=[.M12]*[.$E25]+[.M12]*[.$B$11]/[.$B$9]+[.M12]*[.$B$12]/[.$B$9]" office:value-type="float" office:value="10809.6" calcext:value-type="float">
            <text:p>10809.6</text:p>
          </table:table-cell>
          <table:table-cell table:style-name="ce8" table:formula="of:=[.N12]*[.$E25]+[.N12]*[.$B$11]/[.$B$9]+[.N12]*[.$B$12]/[.$B$9]" office:value-type="float" office:value="10809.6" calcext:value-type="float">
            <text:p>10809.6</text:p>
          </table:table-cell>
          <table:table-cell table:style-name="ce8" table:formula="of:=[.O12]*[.$E25]+[.O12]*[.$B$11]/[.$B$9]+[.O12]*[.$B$12]/[.$B$9]" office:value-type="float" office:value="10809.6" calcext:value-type="float">
            <text:p>10809.6</text:p>
          </table:table-cell>
          <table:table-cell table:style-name="ce8" table:formula="of:=[.P12]*[.$E25]+[.P12]*[.$B$11]/[.$B$9]+[.P12]*[.$B$12]/[.$B$9]" office:value-type="float" office:value="10809.6" calcext:value-type="float">
            <text:p>10809.6</text:p>
          </table:table-cell>
          <table:table-cell table:style-name="ce8" table:formula="of:=[.Q12]*[.$E25]+[.Q12]*[.$B$11]/[.$B$9]+[.Q12]*[.$B$12]/[.$B$9]" office:value-type="float" office:value="86476.8" calcext:value-type="float">
            <text:p>86476.8</text:p>
          </table:table-cell>
          <table:table-cell table:style-name="ce8" table:formula="of:=[.R12]*[.$E25]+[.R12]*[.$B$11]/[.$B$9]+[.R12]*[.$B$12]/[.$B$9]" office:value-type="float" office:value="10809.6" calcext:value-type="float">
            <text:p>10809.6</text:p>
          </table:table-cell>
          <table:table-cell table:style-name="ce8" table:formula="of:=[.S12]*[.$E25]+[.S12]*[.$B$11]/[.$B$9]+[.S12]*[.$B$12]/[.$B$9]" office:value-type="float" office:value="2702.4" calcext:value-type="float">
            <text:p>2702.4</text:p>
          </table:table-cell>
          <table:table-cell table:style-name="ce8" table:formula="of:=[.T12]*[.$E25]+[.T12]*[.$B$11]/[.$B$9]+[.T12]*[.$B$12]/[.$B$9]" office:value-type="float" office:value="10809.6" calcext:value-type="float">
            <text:p>10809.6</text:p>
          </table:table-cell>
          <table:table-cell/>
        </table:table-row>
        <table:table-row table:style-name="ro1">
          <table:table-cell table:number-columns-repeated="4"/>
          <table:table-cell table:formula="of:=([.D13]+20)/[.B7]" office:value-type="float" office:value="9.25" calcext:value-type="float">
            <text:p>9.25</text:p>
          </table:table-cell>
          <table:table-cell table:style-name="ce8" table:formula="of:=[.F13]*[.$E26]+[.F13]*[.$B$11]/[.$B$9]+[.F13]*[.$B$12]/[.$B$9]" office:value-type="float" office:value="9500.8" calcext:value-type="float">
            <text:p>9500.8</text:p>
          </table:table-cell>
          <table:table-cell table:style-name="ce8" table:formula="of:=[.G13]*[.$E26]+[.G13]*[.$B$11]/[.$B$9]+[.G13]*[.$B$12]/[.$B$9]" office:value-type="float" office:value="9500.8" calcext:value-type="float">
            <text:p>9500.8</text:p>
          </table:table-cell>
          <table:table-cell table:style-name="ce8" table:formula="of:=[.H13]*[.$E26]+[.H13]*[.$B$11]/[.$B$9]+[.H13]*[.$B$12]/[.$B$9]" office:value-type="float" office:value="9500.8" calcext:value-type="float">
            <text:p>9500.8</text:p>
          </table:table-cell>
          <table:table-cell table:style-name="ce8" table:formula="of:=[.I13]*[.$E26]+[.I13]*[.$B$11]/[.$B$9]+[.I13]*[.$B$12]/[.$B$9]" office:value-type="float" office:value="38003.2" calcext:value-type="float">
            <text:p>38003.2</text:p>
          </table:table-cell>
          <table:table-cell table:style-name="ce8" table:formula="of:=[.J13]*[.$E26]+[.J13]*[.$B$11]/[.$B$9]+[.J13]*[.$B$12]/[.$B$9]" office:value-type="float" office:value="9500.8" calcext:value-type="float">
            <text:p>9500.8</text:p>
          </table:table-cell>
          <table:table-cell table:style-name="ce8" table:formula="of:=[.K13]*[.$E26]+[.K13]*[.$B$11]/[.$B$9]+[.K13]*[.$B$12]/[.$B$9]" office:value-type="float" office:value="9500.8" calcext:value-type="float">
            <text:p>9500.8</text:p>
          </table:table-cell>
          <table:table-cell table:style-name="ce8" table:formula="of:=[.L13]*[.$E26]+[.L13]*[.$B$11]/[.$B$9]+[.L13]*[.$B$12]/[.$B$9]" office:value-type="float" office:value="9500.8" calcext:value-type="float">
            <text:p>9500.8</text:p>
          </table:table-cell>
          <table:table-cell table:style-name="ce8" table:formula="of:=[.M13]*[.$E26]+[.M13]*[.$B$11]/[.$B$9]+[.M13]*[.$B$12]/[.$B$9]" office:value-type="float" office:value="9500.8" calcext:value-type="float">
            <text:p>9500.8</text:p>
          </table:table-cell>
          <table:table-cell table:style-name="ce8" table:formula="of:=[.N13]*[.$E26]+[.N13]*[.$B$11]/[.$B$9]+[.N13]*[.$B$12]/[.$B$9]" office:value-type="float" office:value="9500.8" calcext:value-type="float">
            <text:p>9500.8</text:p>
          </table:table-cell>
          <table:table-cell table:style-name="ce8" table:formula="of:=[.O13]*[.$E26]+[.O13]*[.$B$11]/[.$B$9]+[.O13]*[.$B$12]/[.$B$9]" office:value-type="float" office:value="9500.8" calcext:value-type="float">
            <text:p>9500.8</text:p>
          </table:table-cell>
          <table:table-cell table:style-name="ce8" table:formula="of:=[.P13]*[.$E26]+[.P13]*[.$B$11]/[.$B$9]+[.P13]*[.$B$12]/[.$B$9]" office:value-type="float" office:value="9500.8" calcext:value-type="float">
            <text:p>9500.8</text:p>
          </table:table-cell>
          <table:table-cell table:style-name="ce8" table:formula="of:=[.Q13]*[.$E26]+[.Q13]*[.$B$11]/[.$B$9]+[.Q13]*[.$B$12]/[.$B$9]" office:value-type="float" office:value="76006.4" calcext:value-type="float">
            <text:p>76006.4</text:p>
          </table:table-cell>
          <table:table-cell table:style-name="ce8" table:formula="of:=[.R13]*[.$E26]+[.R13]*[.$B$11]/[.$B$9]+[.R13]*[.$B$12]/[.$B$9]" office:value-type="float" office:value="9500.8" calcext:value-type="float">
            <text:p>9500.8</text:p>
          </table:table-cell>
          <table:table-cell table:style-name="ce8" table:formula="of:=[.S13]*[.$E26]+[.S13]*[.$B$11]/[.$B$9]+[.S13]*[.$B$12]/[.$B$9]" office:value-type="float" office:value="2375.2" calcext:value-type="float">
            <text:p>2375.2</text:p>
          </table:table-cell>
          <table:table-cell table:style-name="ce8" table:formula="of:=[.T13]*[.$E26]+[.T13]*[.$B$11]/[.$B$9]+[.T13]*[.$B$12]/[.$B$9]" office:value-type="float" office:value="9500.8" calcext:value-type="float">
            <text:p>9500.8</text:p>
          </table:table-cell>
          <table:table-cell/>
        </table:table-row>
        <table:table-row table:style-name="ro1">
          <table:table-cell table:number-columns-repeated="4"/>
          <table:table-cell table:formula="of:=([.D14]+20)/[.B7]" office:value-type="float" office:value="17.25" calcext:value-type="float">
            <text:p>17.25</text:p>
          </table:table-cell>
          <table:table-cell table:style-name="ce8" table:formula="of:=[.F14]*[.$E27]+[.F14]*[.$B$11]/[.$B$9]+[.F14]*[.$B$12]/[.$B$9]" office:value-type="float" office:value="8846.4" calcext:value-type="float">
            <text:p>8846.4</text:p>
          </table:table-cell>
          <table:table-cell table:style-name="ce8" table:formula="of:=[.G14]*[.$E27]+[.G14]*[.$B$11]/[.$B$9]+[.G14]*[.$B$12]/[.$B$9]" office:value-type="float" office:value="8846.4" calcext:value-type="float">
            <text:p>8846.4</text:p>
          </table:table-cell>
          <table:table-cell table:style-name="ce8" table:formula="of:=[.H14]*[.$E27]+[.H14]*[.$B$11]/[.$B$9]+[.H14]*[.$B$12]/[.$B$9]" office:value-type="float" office:value="8846.4" calcext:value-type="float">
            <text:p>8846.4</text:p>
          </table:table-cell>
          <table:table-cell table:style-name="ce8" table:formula="of:=[.I14]*[.$E27]+[.I14]*[.$B$11]/[.$B$9]+[.I14]*[.$B$12]/[.$B$9]" office:value-type="float" office:value="35385.6" calcext:value-type="float">
            <text:p>35385.6</text:p>
          </table:table-cell>
          <table:table-cell table:style-name="ce8" table:formula="of:=[.J14]*[.$E27]+[.J14]*[.$B$11]/[.$B$9]+[.J14]*[.$B$12]/[.$B$9]" office:value-type="float" office:value="8846.4" calcext:value-type="float">
            <text:p>8846.4</text:p>
          </table:table-cell>
          <table:table-cell table:style-name="ce8" table:formula="of:=[.K14]*[.$E27]+[.K14]*[.$B$11]/[.$B$9]+[.K14]*[.$B$12]/[.$B$9]" office:value-type="float" office:value="8846.4" calcext:value-type="float">
            <text:p>8846.4</text:p>
          </table:table-cell>
          <table:table-cell table:style-name="ce8" table:formula="of:=[.L14]*[.$E27]+[.L14]*[.$B$11]/[.$B$9]+[.L14]*[.$B$12]/[.$B$9]" office:value-type="float" office:value="8846.4" calcext:value-type="float">
            <text:p>8846.4</text:p>
          </table:table-cell>
          <table:table-cell table:style-name="ce8" table:formula="of:=[.M14]*[.$E27]+[.M14]*[.$B$11]/[.$B$9]+[.M14]*[.$B$12]/[.$B$9]" office:value-type="float" office:value="8846.4" calcext:value-type="float">
            <text:p>8846.4</text:p>
          </table:table-cell>
          <table:table-cell table:style-name="ce8" table:formula="of:=[.N14]*[.$E27]+[.N14]*[.$B$11]/[.$B$9]+[.N14]*[.$B$12]/[.$B$9]" office:value-type="float" office:value="8846.4" calcext:value-type="float">
            <text:p>8846.4</text:p>
          </table:table-cell>
          <table:table-cell table:style-name="ce8" table:formula="of:=[.O14]*[.$E27]+[.O14]*[.$B$11]/[.$B$9]+[.O14]*[.$B$12]/[.$B$9]" office:value-type="float" office:value="8846.4" calcext:value-type="float">
            <text:p>8846.4</text:p>
          </table:table-cell>
          <table:table-cell table:style-name="ce8" table:formula="of:=[.P14]*[.$E27]+[.P14]*[.$B$11]/[.$B$9]+[.P14]*[.$B$12]/[.$B$9]" office:value-type="float" office:value="8846.4" calcext:value-type="float">
            <text:p>8846.4</text:p>
          </table:table-cell>
          <table:table-cell table:style-name="ce8" table:formula="of:=[.Q14]*[.$E27]+[.Q14]*[.$B$11]/[.$B$9]+[.Q14]*[.$B$12]/[.$B$9]" office:value-type="float" office:value="70771.2" calcext:value-type="float">
            <text:p>70771.2</text:p>
          </table:table-cell>
          <table:table-cell table:style-name="ce8" table:formula="of:=[.R14]*[.$E27]+[.R14]*[.$B$11]/[.$B$9]+[.R14]*[.$B$12]/[.$B$9]" office:value-type="float" office:value="8846.4" calcext:value-type="float">
            <text:p>8846.4</text:p>
          </table:table-cell>
          <table:table-cell table:style-name="ce8" table:formula="of:=[.S14]*[.$E27]+[.S14]*[.$B$11]/[.$B$9]+[.S14]*[.$B$12]/[.$B$9]" office:value-type="float" office:value="2211.6" calcext:value-type="float">
            <text:p>2211.6</text:p>
          </table:table-cell>
          <table:table-cell table:style-name="ce8" table:formula="of:=[.T14]*[.$E27]+[.T14]*[.$B$11]/[.$B$9]+[.T14]*[.$B$12]/[.$B$9]" office:value-type="float" office:value="8846.4" calcext:value-type="float">
            <text:p>8846.4</text:p>
          </table:table-cell>
          <table:table-cell/>
        </table:table-row>
        <table:table-row table:style-name="ro1">
          <table:table-cell table:number-columns-repeated="4"/>
          <table:table-cell table:formula="of:=([.D15]+20)/[.B7]" office:value-type="float" office:value="33.25" calcext:value-type="float">
            <text:p>33.25</text:p>
          </table:table-cell>
          <table:table-cell table:style-name="ce8" table:formula="of:=[.F15]*[.$E28]+[.F15]*[.$B$11]/[.$B$9]+[.F15]*[.$B$12]/[.$B$9]" office:value-type="float" office:value="8519.2" calcext:value-type="float">
            <text:p>8519.2</text:p>
          </table:table-cell>
          <table:table-cell table:style-name="ce8" table:formula="of:=[.G15]*[.$E28]+[.G15]*[.$B$11]/[.$B$9]+[.G15]*[.$B$12]/[.$B$9]" office:value-type="float" office:value="8519.2" calcext:value-type="float">
            <text:p>8519.2</text:p>
          </table:table-cell>
          <table:table-cell table:style-name="ce8" table:formula="of:=[.H15]*[.$E28]+[.H15]*[.$B$11]/[.$B$9]+[.H15]*[.$B$12]/[.$B$9]" office:value-type="float" office:value="8519.2" calcext:value-type="float">
            <text:p>8519.2</text:p>
          </table:table-cell>
          <table:table-cell table:style-name="ce8" table:formula="of:=[.I15]*[.$E28]+[.I15]*[.$B$11]/[.$B$9]+[.I15]*[.$B$12]/[.$B$9]" office:value-type="float" office:value="34076.8" calcext:value-type="float">
            <text:p>34076.8</text:p>
          </table:table-cell>
          <table:table-cell table:style-name="ce8" table:formula="of:=[.J15]*[.$E28]+[.J15]*[.$B$11]/[.$B$9]+[.J15]*[.$B$12]/[.$B$9]" office:value-type="float" office:value="8519.2" calcext:value-type="float">
            <text:p>8519.2</text:p>
          </table:table-cell>
          <table:table-cell table:style-name="ce8" table:formula="of:=[.K15]*[.$E28]+[.K15]*[.$B$11]/[.$B$9]+[.K15]*[.$B$12]/[.$B$9]" office:value-type="float" office:value="8519.2" calcext:value-type="float">
            <text:p>8519.2</text:p>
          </table:table-cell>
          <table:table-cell table:style-name="ce8" table:formula="of:=[.L15]*[.$E28]+[.L15]*[.$B$11]/[.$B$9]+[.L15]*[.$B$12]/[.$B$9]" office:value-type="float" office:value="8519.2" calcext:value-type="float">
            <text:p>8519.2</text:p>
          </table:table-cell>
          <table:table-cell table:style-name="ce8" table:formula="of:=[.M15]*[.$E28]+[.M15]*[.$B$11]/[.$B$9]+[.M15]*[.$B$12]/[.$B$9]" office:value-type="float" office:value="8519.2" calcext:value-type="float">
            <text:p>8519.2</text:p>
          </table:table-cell>
          <table:table-cell table:style-name="ce8" table:formula="of:=[.N15]*[.$E28]+[.N15]*[.$B$11]/[.$B$9]+[.N15]*[.$B$12]/[.$B$9]" office:value-type="float" office:value="8519.2" calcext:value-type="float">
            <text:p>8519.2</text:p>
          </table:table-cell>
          <table:table-cell table:style-name="ce8" table:formula="of:=[.O15]*[.$E28]+[.O15]*[.$B$11]/[.$B$9]+[.O15]*[.$B$12]/[.$B$9]" office:value-type="float" office:value="8519.2" calcext:value-type="float">
            <text:p>8519.2</text:p>
          </table:table-cell>
          <table:table-cell table:style-name="ce8" table:formula="of:=[.P15]*[.$E28]+[.P15]*[.$B$11]/[.$B$9]+[.P15]*[.$B$12]/[.$B$9]" office:value-type="float" office:value="8519.2" calcext:value-type="float">
            <text:p>8519.2</text:p>
          </table:table-cell>
          <table:table-cell table:style-name="ce8" table:formula="of:=[.Q15]*[.$E28]+[.Q15]*[.$B$11]/[.$B$9]+[.Q15]*[.$B$12]/[.$B$9]" office:value-type="float" office:value="68153.6" calcext:value-type="float">
            <text:p>68153.6</text:p>
          </table:table-cell>
          <table:table-cell table:style-name="ce8" table:formula="of:=[.R15]*[.$E28]+[.R15]*[.$B$11]/[.$B$9]+[.R15]*[.$B$12]/[.$B$9]" office:value-type="float" office:value="8519.2" calcext:value-type="float">
            <text:p>8519.2</text:p>
          </table:table-cell>
          <table:table-cell table:style-name="ce8" table:formula="of:=[.S15]*[.$E28]+[.S15]*[.$B$11]/[.$B$9]+[.S15]*[.$B$12]/[.$B$9]" office:value-type="float" office:value="2129.8" calcext:value-type="float">
            <text:p>2129.8</text:p>
          </table:table-cell>
          <table:table-cell table:style-name="ce8" table:formula="of:=[.T15]*[.$E28]+[.T15]*[.$B$11]/[.$B$9]+[.T15]*[.$B$12]/[.$B$9]" office:value-type="float" office:value="8519.2" calcext:value-type="float">
            <text:p>8519.2</text:p>
          </table:table-cell>
          <table:table-cell/>
        </table:table-row>
        <table:table-row table:style-name="ro1">
          <table:table-cell table:number-columns-repeated="4"/>
          <table:table-cell table:formula="of:=([.D16]+20)/[.B7]" office:value-type="float" office:value="65.25" calcext:value-type="float">
            <text:p>65.25</text:p>
          </table:table-cell>
          <table:table-cell table:style-name="ce8" table:formula="of:=[.F16]*[.$E29]+[.F16]*[.$B$11]/[.$B$9]+[.F16]*[.$B$12]/[.$B$9]" office:value-type="float" office:value="8355.6" calcext:value-type="float">
            <text:p>8355.6</text:p>
          </table:table-cell>
          <table:table-cell table:style-name="ce8" table:formula="of:=[.G16]*[.$E29]+[.G16]*[.$B$11]/[.$B$9]+[.G16]*[.$B$12]/[.$B$9]" office:value-type="float" office:value="8355.6" calcext:value-type="float">
            <text:p>8355.6</text:p>
          </table:table-cell>
          <table:table-cell table:style-name="ce8" table:formula="of:=[.H16]*[.$E29]+[.H16]*[.$B$11]/[.$B$9]+[.H16]*[.$B$12]/[.$B$9]" office:value-type="float" office:value="8355.6" calcext:value-type="float">
            <text:p>8355.6</text:p>
          </table:table-cell>
          <table:table-cell table:style-name="ce8" table:formula="of:=[.I16]*[.$E29]+[.I16]*[.$B$11]/[.$B$9]+[.I16]*[.$B$12]/[.$B$9]" office:value-type="float" office:value="33422.4" calcext:value-type="float">
            <text:p>33422.4</text:p>
          </table:table-cell>
          <table:table-cell table:style-name="ce8" table:formula="of:=[.J16]*[.$E29]+[.J16]*[.$B$11]/[.$B$9]+[.J16]*[.$B$12]/[.$B$9]" office:value-type="float" office:value="8355.6" calcext:value-type="float">
            <text:p>8355.6</text:p>
          </table:table-cell>
          <table:table-cell table:style-name="ce8" table:formula="of:=[.K16]*[.$E29]+[.K16]*[.$B$11]/[.$B$9]+[.K16]*[.$B$12]/[.$B$9]" office:value-type="float" office:value="8355.6" calcext:value-type="float">
            <text:p>8355.6</text:p>
          </table:table-cell>
          <table:table-cell table:style-name="ce8" table:formula="of:=[.L16]*[.$E29]+[.L16]*[.$B$11]/[.$B$9]+[.L16]*[.$B$12]/[.$B$9]" office:value-type="float" office:value="8355.6" calcext:value-type="float">
            <text:p>8355.6</text:p>
          </table:table-cell>
          <table:table-cell table:style-name="ce8" table:formula="of:=[.M16]*[.$E29]+[.M16]*[.$B$11]/[.$B$9]+[.M16]*[.$B$12]/[.$B$9]" office:value-type="float" office:value="8355.6" calcext:value-type="float">
            <text:p>8355.6</text:p>
          </table:table-cell>
          <table:table-cell table:style-name="ce8" table:formula="of:=[.N16]*[.$E29]+[.N16]*[.$B$11]/[.$B$9]+[.N16]*[.$B$12]/[.$B$9]" office:value-type="float" office:value="8355.6" calcext:value-type="float">
            <text:p>8355.6</text:p>
          </table:table-cell>
          <table:table-cell table:style-name="ce8" table:formula="of:=[.O16]*[.$E29]+[.O16]*[.$B$11]/[.$B$9]+[.O16]*[.$B$12]/[.$B$9]" office:value-type="float" office:value="8355.6" calcext:value-type="float">
            <text:p>8355.6</text:p>
          </table:table-cell>
          <table:table-cell table:style-name="ce8" table:formula="of:=[.P16]*[.$E29]+[.P16]*[.$B$11]/[.$B$9]+[.P16]*[.$B$12]/[.$B$9]" office:value-type="float" office:value="8355.6" calcext:value-type="float">
            <text:p>8355.6</text:p>
          </table:table-cell>
          <table:table-cell table:style-name="ce8" table:formula="of:=[.Q16]*[.$E29]+[.Q16]*[.$B$11]/[.$B$9]+[.Q16]*[.$B$12]/[.$B$9]" office:value-type="float" office:value="66844.8" calcext:value-type="float">
            <text:p>66844.8</text:p>
          </table:table-cell>
          <table:table-cell table:style-name="ce8" table:formula="of:=[.R16]*[.$E29]+[.R16]*[.$B$11]/[.$B$9]+[.R16]*[.$B$12]/[.$B$9]" office:value-type="float" office:value="8355.6" calcext:value-type="float">
            <text:p>8355.6</text:p>
          </table:table-cell>
          <table:table-cell table:style-name="ce8" table:formula="of:=[.S16]*[.$E29]+[.S16]*[.$B$11]/[.$B$9]+[.S16]*[.$B$12]/[.$B$9]" office:value-type="float" office:value="2088.9" calcext:value-type="float">
            <text:p>2088.9</text:p>
          </table:table-cell>
          <table:table-cell table:style-name="ce8" table:formula="of:=[.T16]*[.$E29]+[.T16]*[.$B$11]/[.$B$9]+[.T16]*[.$B$12]/[.$B$9]" office:value-type="float" office:value="8355.6" calcext:value-type="float">
            <text:p>8355.6</text:p>
          </table:table-cell>
          <table:table-cell/>
        </table:table-row>
        <table:table-row table:style-name="ro1">
          <table:table-cell table:number-columns-repeated="4"/>
          <table:table-cell table:formula="of:=([.D17]+20)/[.B7]" office:value-type="float" office:value="129.25" calcext:value-type="float">
            <text:p>129.25</text:p>
          </table:table-cell>
          <table:table-cell table:style-name="ce8" table:formula="of:=[.F17]*[.$E30]+[.F17]*[.$B$11]/[.$B$9]+[.F17]*[.$B$12]/[.$B$9]" office:value-type="float" office:value="8273.8" calcext:value-type="float">
            <text:p>8273.8</text:p>
          </table:table-cell>
          <table:table-cell table:style-name="ce8" table:formula="of:=[.G17]*[.$E30]+[.G17]*[.$B$11]/[.$B$9]+[.G17]*[.$B$12]/[.$B$9]" office:value-type="float" office:value="8273.8" calcext:value-type="float">
            <text:p>8273.8</text:p>
          </table:table-cell>
          <table:table-cell table:style-name="ce8" table:formula="of:=[.H17]*[.$E30]+[.H17]*[.$B$11]/[.$B$9]+[.H17]*[.$B$12]/[.$B$9]" office:value-type="float" office:value="8273.8" calcext:value-type="float">
            <text:p>8273.8</text:p>
          </table:table-cell>
          <table:table-cell table:style-name="ce8" table:formula="of:=[.I17]*[.$E30]+[.I17]*[.$B$11]/[.$B$9]+[.I17]*[.$B$12]/[.$B$9]" office:value-type="float" office:value="33095.2" calcext:value-type="float">
            <text:p>33095.2</text:p>
          </table:table-cell>
          <table:table-cell table:style-name="ce8" table:formula="of:=[.J17]*[.$E30]+[.J17]*[.$B$11]/[.$B$9]+[.J17]*[.$B$12]/[.$B$9]" office:value-type="float" office:value="8273.8" calcext:value-type="float">
            <text:p>8273.8</text:p>
          </table:table-cell>
          <table:table-cell table:style-name="ce8" table:formula="of:=[.K17]*[.$E30]+[.K17]*[.$B$11]/[.$B$9]+[.K17]*[.$B$12]/[.$B$9]" office:value-type="float" office:value="8273.8" calcext:value-type="float">
            <text:p>8273.8</text:p>
          </table:table-cell>
          <table:table-cell table:style-name="ce8" table:formula="of:=[.L17]*[.$E30]+[.L17]*[.$B$11]/[.$B$9]+[.L17]*[.$B$12]/[.$B$9]" office:value-type="float" office:value="8273.8" calcext:value-type="float">
            <text:p>8273.8</text:p>
          </table:table-cell>
          <table:table-cell table:style-name="ce8" table:formula="of:=[.M17]*[.$E30]+[.M17]*[.$B$11]/[.$B$9]+[.M17]*[.$B$12]/[.$B$9]" office:value-type="float" office:value="8273.8" calcext:value-type="float">
            <text:p>8273.8</text:p>
          </table:table-cell>
          <table:table-cell table:style-name="ce8" table:formula="of:=[.N17]*[.$E30]+[.N17]*[.$B$11]/[.$B$9]+[.N17]*[.$B$12]/[.$B$9]" office:value-type="float" office:value="8273.8" calcext:value-type="float">
            <text:p>8273.8</text:p>
          </table:table-cell>
          <table:table-cell table:style-name="ce8" table:formula="of:=[.O17]*[.$E30]+[.O17]*[.$B$11]/[.$B$9]+[.O17]*[.$B$12]/[.$B$9]" office:value-type="float" office:value="8273.8" calcext:value-type="float">
            <text:p>8273.8</text:p>
          </table:table-cell>
          <table:table-cell table:style-name="ce8" table:formula="of:=[.P17]*[.$E30]+[.P17]*[.$B$11]/[.$B$9]+[.P17]*[.$B$12]/[.$B$9]" office:value-type="float" office:value="8273.8" calcext:value-type="float">
            <text:p>8273.8</text:p>
          </table:table-cell>
          <table:table-cell table:style-name="ce8" table:formula="of:=[.Q17]*[.$E30]+[.Q17]*[.$B$11]/[.$B$9]+[.Q17]*[.$B$12]/[.$B$9]" office:value-type="float" office:value="66190.4" calcext:value-type="float">
            <text:p>66190.4</text:p>
          </table:table-cell>
          <table:table-cell table:style-name="ce8" table:formula="of:=[.R17]*[.$E30]+[.R17]*[.$B$11]/[.$B$9]+[.R17]*[.$B$12]/[.$B$9]" office:value-type="float" office:value="8273.8" calcext:value-type="float">
            <text:p>8273.8</text:p>
          </table:table-cell>
          <table:table-cell table:style-name="ce8" table:formula="of:=[.S17]*[.$E30]+[.S17]*[.$B$11]/[.$B$9]+[.S17]*[.$B$12]/[.$B$9]" office:value-type="float" office:value="2068.45" calcext:value-type="float">
            <text:p>2068.45</text:p>
          </table:table-cell>
          <table:table-cell table:style-name="ce8" table:formula="of:=[.T17]*[.$E30]+[.T17]*[.$B$11]/[.$B$9]+[.T17]*[.$B$12]/[.$B$9]" office:value-type="float" office:value="8273.8" calcext:value-type="float">
            <text:p>8273.8</text:p>
          </table:table-cell>
          <table:table-cell/>
        </table:table-row>
        <table:table-row table:style-name="ro1">
          <table:table-cell table:number-columns-repeated="4"/>
          <table:table-cell table:formula="of:=([.D18]+20)/[.B7]" office:value-type="float" office:value="257.25" calcext:value-type="float">
            <text:p>257.25</text:p>
          </table:table-cell>
          <table:table-cell table:style-name="ce8" table:formula="of:=[.F18]*[.$E31]+[.F18]*[.$B$11]/[.$B$9]+[.F18]*[.$B$12]/[.$B$9]" office:value-type="float" office:value="8232.9" calcext:value-type="float">
            <text:p>8232.9</text:p>
          </table:table-cell>
          <table:table-cell table:style-name="ce8" table:formula="of:=[.G18]*[.$E31]+[.G18]*[.$B$11]/[.$B$9]+[.G18]*[.$B$12]/[.$B$9]" office:value-type="float" office:value="8232.9" calcext:value-type="float">
            <text:p>8232.9</text:p>
          </table:table-cell>
          <table:table-cell table:style-name="ce8" table:formula="of:=[.H18]*[.$E31]+[.H18]*[.$B$11]/[.$B$9]+[.H18]*[.$B$12]/[.$B$9]" office:value-type="float" office:value="8232.9" calcext:value-type="float">
            <text:p>8232.9</text:p>
          </table:table-cell>
          <table:table-cell table:style-name="ce8" table:formula="of:=[.I18]*[.$E31]+[.I18]*[.$B$11]/[.$B$9]+[.I18]*[.$B$12]/[.$B$9]" office:value-type="float" office:value="32931.6" calcext:value-type="float">
            <text:p>32931.6</text:p>
          </table:table-cell>
          <table:table-cell table:style-name="ce8" table:formula="of:=[.J18]*[.$E31]+[.J18]*[.$B$11]/[.$B$9]+[.J18]*[.$B$12]/[.$B$9]" office:value-type="float" office:value="8232.9" calcext:value-type="float">
            <text:p>8232.9</text:p>
          </table:table-cell>
          <table:table-cell table:style-name="ce8" table:formula="of:=[.K18]*[.$E31]+[.K18]*[.$B$11]/[.$B$9]+[.K18]*[.$B$12]/[.$B$9]" office:value-type="float" office:value="8232.9" calcext:value-type="float">
            <text:p>8232.9</text:p>
          </table:table-cell>
          <table:table-cell table:style-name="ce8" table:formula="of:=[.L18]*[.$E31]+[.L18]*[.$B$11]/[.$B$9]+[.L18]*[.$B$12]/[.$B$9]" office:value-type="float" office:value="8232.9" calcext:value-type="float">
            <text:p>8232.9</text:p>
          </table:table-cell>
          <table:table-cell table:style-name="ce8" table:formula="of:=[.M18]*[.$E31]+[.M18]*[.$B$11]/[.$B$9]+[.M18]*[.$B$12]/[.$B$9]" office:value-type="float" office:value="8232.9" calcext:value-type="float">
            <text:p>8232.9</text:p>
          </table:table-cell>
          <table:table-cell table:style-name="ce8" table:formula="of:=[.N18]*[.$E31]+[.N18]*[.$B$11]/[.$B$9]+[.N18]*[.$B$12]/[.$B$9]" office:value-type="float" office:value="8232.9" calcext:value-type="float">
            <text:p>8232.9</text:p>
          </table:table-cell>
          <table:table-cell table:style-name="ce8" table:formula="of:=[.O18]*[.$E31]+[.O18]*[.$B$11]/[.$B$9]+[.O18]*[.$B$12]/[.$B$9]" office:value-type="float" office:value="8232.9" calcext:value-type="float">
            <text:p>8232.9</text:p>
          </table:table-cell>
          <table:table-cell table:style-name="ce8" table:formula="of:=[.P18]*[.$E31]+[.P18]*[.$B$11]/[.$B$9]+[.P18]*[.$B$12]/[.$B$9]" office:value-type="float" office:value="8232.9" calcext:value-type="float">
            <text:p>8232.9</text:p>
          </table:table-cell>
          <table:table-cell table:style-name="ce8" table:formula="of:=[.Q18]*[.$E31]+[.Q18]*[.$B$11]/[.$B$9]+[.Q18]*[.$B$12]/[.$B$9]" office:value-type="float" office:value="65863.2" calcext:value-type="float">
            <text:p>65863.2</text:p>
          </table:table-cell>
          <table:table-cell table:style-name="ce8" table:formula="of:=[.R18]*[.$E31]+[.R18]*[.$B$11]/[.$B$9]+[.R18]*[.$B$12]/[.$B$9]" office:value-type="float" office:value="8232.9" calcext:value-type="float">
            <text:p>8232.9</text:p>
          </table:table-cell>
          <table:table-cell table:style-name="ce8" table:formula="of:=[.S18]*[.$E31]+[.S18]*[.$B$11]/[.$B$9]+[.S18]*[.$B$12]/[.$B$9]" office:value-type="float" office:value="2058.225" calcext:value-type="float">
            <text:p>2058.225</text:p>
          </table:table-cell>
          <table:table-cell table:style-name="ce8" table:formula="of:=[.T18]*[.$E31]+[.T18]*[.$B$11]/[.$B$9]+[.T18]*[.$B$12]/[.$B$9]" office:value-type="float" office:value="8232.9" calcext:value-type="float">
            <text:p>8232.9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15" table:number-rows-spanned="1">
            <text:p>Benchmarks – Bandwidth (GB/s)</text:p>
          </table:table-cell>
          <table:covered-table-cell table:style-name="ce9"/>
          <table:covered-table-cell/>
          <table:covered-table-cell table:number-columns-repeated="12" table:style-name="ce9"/>
          <table:table-cell/>
        </table:table-row>
        <table:table-row table:style-name="ro1">
          <table:table-cell/>
          <table:table-cell office:value-type="string" calcext:value-type="string">
            <text:p>Maximum Payload Size (MPS)</text:p>
          </table:table-cell>
          <table:table-cell office:value-type="string" calcext:value-type="string">
            <text:p>Bandwidth(GB/s)</text:p>
          </table:table-cell>
          <table:table-cell table:style-name="ce5" office:value-type="string" calcext:value-type="string">
            <text:p>Lane-width(GB/Frequency)</text:p>
          </table:table-cell>
          <table:table-cell/>
          <table:table-cell office:value-type="string" calcext:value-type="string">
            <text:p>Bsch</text:p>
          </table:table-cell>
          <table:table-cell office:value-type="string" calcext:value-type="string">
            <text:p>DCT</text:p>
          </table:table-cell>
          <table:table-cell office:value-type="string" calcext:value-type="string">
            <text:p>Dwthaar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FWT</text:p>
          </table:table-cell>
          <table:table-cell office:value-type="string" calcext:value-type="string">
            <text:p>FW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twis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3" table:formula="of:=INT(AVERAGE([.F35:.T35]))" office:value-type="float" office:value="12" calcext:value-type="float">
            <text:p>12</text:p>
          </table:table-cell>
          <table:table-cell table:style-name="ce6" table:formula="of:=[.C35]*1000/[.$B$8]" office:value-type="float" office:value="12" calcext:value-type="float">
            <text:p>12</text:p>
          </table:table-cell>
          <table:table-cell/>
          <table:table-cell table:formula="of:=[.F$5]/[.F25]" office:value-type="float" office:value="12.1255180580225" calcext:value-type="float">
            <text:p>12.125518058</text:p>
          </table:table-cell>
          <table:table-cell table:formula="of:=[.G$5]/[.G25]" office:value-type="float" office:value="12.1255180580225" calcext:value-type="float">
            <text:p>12.125518058</text:p>
          </table:table-cell>
          <table:table-cell table:formula="of:=[.H$5]/[.H25]" office:value-type="float" office:value="12.1255180580225" calcext:value-type="float">
            <text:p>12.125518058</text:p>
          </table:table-cell>
          <table:table-cell table:formula="of:=[.I$5]/[.I25]" office:value-type="float" office:value="12.1255180580225" calcext:value-type="float">
            <text:p>12.125518058</text:p>
          </table:table-cell>
          <table:table-cell table:formula="of:=[.J$5]/[.J25]" office:value-type="float" office:value="12.1255180580225" calcext:value-type="float">
            <text:p>12.125518058</text:p>
          </table:table-cell>
          <table:table-cell table:formula="of:=[.K$5]/[.K25]" office:value-type="float" office:value="12.1255180580225" calcext:value-type="float">
            <text:p>12.125518058</text:p>
          </table:table-cell>
          <table:table-cell table:formula="of:=[.L$5]/[.L25]" office:value-type="float" office:value="12.1255180580225" calcext:value-type="float">
            <text:p>12.125518058</text:p>
          </table:table-cell>
          <table:table-cell table:formula="of:=[.M$5]/[.M25]" office:value-type="float" office:value="12.1255180580225" calcext:value-type="float">
            <text:p>12.125518058</text:p>
          </table:table-cell>
          <table:table-cell table:formula="of:=[.N$5]/[.N25]" office:value-type="float" office:value="12.1255180580225" calcext:value-type="float">
            <text:p>12.125518058</text:p>
          </table:table-cell>
          <table:table-cell table:formula="of:=[.O$5]/[.O25]" office:value-type="float" office:value="12.1255180580225" calcext:value-type="float">
            <text:p>12.125518058</text:p>
          </table:table-cell>
          <table:table-cell table:formula="of:=[.P$5]/[.P25]" office:value-type="float" office:value="12.1255180580225" calcext:value-type="float">
            <text:p>12.125518058</text:p>
          </table:table-cell>
          <table:table-cell table:formula="of:=[.Q$5]/[.Q25]" office:value-type="float" office:value="12.1255180580225" calcext:value-type="float">
            <text:p>12.125518058</text:p>
          </table:table-cell>
          <table:table-cell table:formula="of:=[.R$5]/[.R25]" office:value-type="float" office:value="12.1255180580225" calcext:value-type="float">
            <text:p>12.125518058</text:p>
          </table:table-cell>
          <table:table-cell table:formula="of:=[.S$5]/[.S25]" office:value-type="float" office:value="12.1255180580225" calcext:value-type="float">
            <text:p>12.125518058</text:p>
          </table:table-cell>
          <table:table-cell table:formula="of:=[.T$5]/[.T25]" office:value-type="float" office:value="12.1255180580225" calcext:value-type="float">
            <text:p>12.125518058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style-name="ce3" table:formula="of:=INT(AVERAGE([.F36:.T36]))" office:value-type="float" office:value="13" calcext:value-type="float">
            <text:p>13</text:p>
          </table:table-cell>
          <table:table-cell table:style-name="ce6" table:formula="of:=[.C36]*1000/[.$B$8]" office:value-type="float" office:value="13" calcext:value-type="float">
            <text:p>13</text:p>
          </table:table-cell>
          <table:table-cell/>
          <table:table-cell table:formula="of:=[.F$5]/[.F26]" office:value-type="float" office:value="13.7958908723476" calcext:value-type="float">
            <text:p>13.7958908723</text:p>
          </table:table-cell>
          <table:table-cell table:formula="of:=[.G$5]/[.G26]" office:value-type="float" office:value="13.7958908723476" calcext:value-type="float">
            <text:p>13.7958908723</text:p>
          </table:table-cell>
          <table:table-cell table:formula="of:=[.H$5]/[.H26]" office:value-type="float" office:value="13.7958908723476" calcext:value-type="float">
            <text:p>13.7958908723</text:p>
          </table:table-cell>
          <table:table-cell table:formula="of:=[.I$5]/[.I26]" office:value-type="float" office:value="13.7958908723476" calcext:value-type="float">
            <text:p>13.7958908723</text:p>
          </table:table-cell>
          <table:table-cell table:formula="of:=[.J$5]/[.J26]" office:value-type="float" office:value="13.7958908723476" calcext:value-type="float">
            <text:p>13.7958908723</text:p>
          </table:table-cell>
          <table:table-cell table:formula="of:=[.K$5]/[.K26]" office:value-type="float" office:value="13.7958908723476" calcext:value-type="float">
            <text:p>13.7958908723</text:p>
          </table:table-cell>
          <table:table-cell table:formula="of:=[.L$5]/[.L26]" office:value-type="float" office:value="13.7958908723476" calcext:value-type="float">
            <text:p>13.7958908723</text:p>
          </table:table-cell>
          <table:table-cell table:formula="of:=[.M$5]/[.M26]" office:value-type="float" office:value="13.7958908723476" calcext:value-type="float">
            <text:p>13.7958908723</text:p>
          </table:table-cell>
          <table:table-cell table:formula="of:=[.N$5]/[.N26]" office:value-type="float" office:value="13.7958908723476" calcext:value-type="float">
            <text:p>13.7958908723</text:p>
          </table:table-cell>
          <table:table-cell table:formula="of:=[.O$5]/[.O26]" office:value-type="float" office:value="13.7958908723476" calcext:value-type="float">
            <text:p>13.7958908723</text:p>
          </table:table-cell>
          <table:table-cell table:formula="of:=[.P$5]/[.P26]" office:value-type="float" office:value="13.7958908723476" calcext:value-type="float">
            <text:p>13.7958908723</text:p>
          </table:table-cell>
          <table:table-cell table:formula="of:=[.Q$5]/[.Q26]" office:value-type="float" office:value="13.7958908723476" calcext:value-type="float">
            <text:p>13.7958908723</text:p>
          </table:table-cell>
          <table:table-cell table:formula="of:=[.R$5]/[.R26]" office:value-type="float" office:value="13.7958908723476" calcext:value-type="float">
            <text:p>13.7958908723</text:p>
          </table:table-cell>
          <table:table-cell table:formula="of:=[.S$5]/[.S26]" office:value-type="float" office:value="13.7958908723476" calcext:value-type="float">
            <text:p>13.7958908723</text:p>
          </table:table-cell>
          <table:table-cell table:formula="of:=[.T$5]/[.T26]" office:value-type="float" office:value="13.7958908723476" calcext:value-type="float">
            <text:p>13.7958908723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3" table:formula="of:=INT(AVERAGE([.F37:.T37]))" office:value-type="float" office:value="14" calcext:value-type="float">
            <text:p>14</text:p>
          </table:table-cell>
          <table:table-cell table:style-name="ce6" table:formula="of:=[.C37]*1000/[.$B$8]" office:value-type="float" office:value="14" calcext:value-type="float">
            <text:p>14</text:p>
          </table:table-cell>
          <table:table-cell/>
          <table:table-cell table:formula="of:=[.F$5]/[.F27]" office:value-type="float" office:value="14.8164224995478" calcext:value-type="float">
            <text:p>14.8164224995</text:p>
          </table:table-cell>
          <table:table-cell table:formula="of:=[.G$5]/[.G27]" office:value-type="float" office:value="14.8164224995478" calcext:value-type="float">
            <text:p>14.8164224995</text:p>
          </table:table-cell>
          <table:table-cell table:formula="of:=[.H$5]/[.H27]" office:value-type="float" office:value="14.8164224995478" calcext:value-type="float">
            <text:p>14.8164224995</text:p>
          </table:table-cell>
          <table:table-cell table:formula="of:=[.I$5]/[.I27]" office:value-type="float" office:value="14.8164224995478" calcext:value-type="float">
            <text:p>14.8164224995</text:p>
          </table:table-cell>
          <table:table-cell table:formula="of:=[.J$5]/[.J27]" office:value-type="float" office:value="14.8164224995478" calcext:value-type="float">
            <text:p>14.8164224995</text:p>
          </table:table-cell>
          <table:table-cell table:formula="of:=[.K$5]/[.K27]" office:value-type="float" office:value="14.8164224995478" calcext:value-type="float">
            <text:p>14.8164224995</text:p>
          </table:table-cell>
          <table:table-cell table:formula="of:=[.L$5]/[.L27]" office:value-type="float" office:value="14.8164224995478" calcext:value-type="float">
            <text:p>14.8164224995</text:p>
          </table:table-cell>
          <table:table-cell table:formula="of:=[.M$5]/[.M27]" office:value-type="float" office:value="14.8164224995478" calcext:value-type="float">
            <text:p>14.8164224995</text:p>
          </table:table-cell>
          <table:table-cell table:formula="of:=[.N$5]/[.N27]" office:value-type="float" office:value="14.8164224995478" calcext:value-type="float">
            <text:p>14.8164224995</text:p>
          </table:table-cell>
          <table:table-cell table:formula="of:=[.O$5]/[.O27]" office:value-type="float" office:value="14.8164224995478" calcext:value-type="float">
            <text:p>14.8164224995</text:p>
          </table:table-cell>
          <table:table-cell table:formula="of:=[.P$5]/[.P27]" office:value-type="float" office:value="14.8164224995478" calcext:value-type="float">
            <text:p>14.8164224995</text:p>
          </table:table-cell>
          <table:table-cell table:formula="of:=[.Q$5]/[.Q27]" office:value-type="float" office:value="14.8164224995478" calcext:value-type="float">
            <text:p>14.8164224995</text:p>
          </table:table-cell>
          <table:table-cell table:formula="of:=[.R$5]/[.R27]" office:value-type="float" office:value="14.8164224995478" calcext:value-type="float">
            <text:p>14.8164224995</text:p>
          </table:table-cell>
          <table:table-cell table:formula="of:=[.S$5]/[.S27]" office:value-type="float" office:value="14.8164224995478" calcext:value-type="float">
            <text:p>14.8164224995</text:p>
          </table:table-cell>
          <table:table-cell table:formula="of:=[.T$5]/[.T27]" office:value-type="float" office:value="14.8164224995478" calcext:value-type="float">
            <text:p>14.8164224995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style-name="ce3" table:formula="of:=INT(AVERAGE([.F38:.T38]))" office:value-type="float" office:value="15" calcext:value-type="float">
            <text:p>15</text:p>
          </table:table-cell>
          <table:table-cell table:style-name="ce6" table:formula="of:=[.C38]*1000/[.$B$8]" office:value-type="float" office:value="15" calcext:value-type="float">
            <text:p>15</text:p>
          </table:table-cell>
          <table:table-cell/>
          <table:table-cell table:formula="of:=[.F$5]/[.F28]" office:value-type="float" office:value="15.3854822049019" calcext:value-type="float">
            <text:p>15.3854822049</text:p>
          </table:table-cell>
          <table:table-cell table:formula="of:=[.G$5]/[.G28]" office:value-type="float" office:value="15.3854822049019" calcext:value-type="float">
            <text:p>15.3854822049</text:p>
          </table:table-cell>
          <table:table-cell table:formula="of:=[.H$5]/[.H28]" office:value-type="float" office:value="15.3854822049019" calcext:value-type="float">
            <text:p>15.3854822049</text:p>
          </table:table-cell>
          <table:table-cell table:formula="of:=[.I$5]/[.I28]" office:value-type="float" office:value="15.3854822049019" calcext:value-type="float">
            <text:p>15.3854822049</text:p>
          </table:table-cell>
          <table:table-cell table:formula="of:=[.J$5]/[.J28]" office:value-type="float" office:value="15.3854822049019" calcext:value-type="float">
            <text:p>15.3854822049</text:p>
          </table:table-cell>
          <table:table-cell table:formula="of:=[.K$5]/[.K28]" office:value-type="float" office:value="15.3854822049019" calcext:value-type="float">
            <text:p>15.3854822049</text:p>
          </table:table-cell>
          <table:table-cell table:formula="of:=[.L$5]/[.L28]" office:value-type="float" office:value="15.3854822049019" calcext:value-type="float">
            <text:p>15.3854822049</text:p>
          </table:table-cell>
          <table:table-cell table:formula="of:=[.M$5]/[.M28]" office:value-type="float" office:value="15.3854822049019" calcext:value-type="float">
            <text:p>15.3854822049</text:p>
          </table:table-cell>
          <table:table-cell table:formula="of:=[.N$5]/[.N28]" office:value-type="float" office:value="15.3854822049019" calcext:value-type="float">
            <text:p>15.3854822049</text:p>
          </table:table-cell>
          <table:table-cell table:formula="of:=[.O$5]/[.O28]" office:value-type="float" office:value="15.3854822049019" calcext:value-type="float">
            <text:p>15.3854822049</text:p>
          </table:table-cell>
          <table:table-cell table:formula="of:=[.P$5]/[.P28]" office:value-type="float" office:value="15.3854822049019" calcext:value-type="float">
            <text:p>15.3854822049</text:p>
          </table:table-cell>
          <table:table-cell table:formula="of:=[.Q$5]/[.Q28]" office:value-type="float" office:value="15.3854822049019" calcext:value-type="float">
            <text:p>15.3854822049</text:p>
          </table:table-cell>
          <table:table-cell table:formula="of:=[.R$5]/[.R28]" office:value-type="float" office:value="15.3854822049019" calcext:value-type="float">
            <text:p>15.3854822049</text:p>
          </table:table-cell>
          <table:table-cell table:formula="of:=[.S$5]/[.S28]" office:value-type="float" office:value="15.3854822049019" calcext:value-type="float">
            <text:p>15.3854822049</text:p>
          </table:table-cell>
          <table:table-cell table:formula="of:=[.T$5]/[.T28]" office:value-type="float" office:value="15.3854822049019" calcext:value-type="float">
            <text:p>15.3854822049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style-name="ce3" table:formula="of:=INT(AVERAGE([.F39:.T39]))" office:value-type="float" office:value="15" calcext:value-type="float">
            <text:p>15</text:p>
          </table:table-cell>
          <table:table-cell table:style-name="ce6" table:formula="of:=[.C39]*1000/[.$B$8]" office:value-type="float" office:value="15" calcext:value-type="float">
            <text:p>15</text:p>
          </table:table-cell>
          <table:table-cell/>
          <table:table-cell table:formula="of:=[.F$5]/[.F29]" office:value-type="float" office:value="15.6867250706113" calcext:value-type="float">
            <text:p>15.6867250706</text:p>
          </table:table-cell>
          <table:table-cell table:formula="of:=[.G$5]/[.G29]" office:value-type="float" office:value="15.6867250706113" calcext:value-type="float">
            <text:p>15.6867250706</text:p>
          </table:table-cell>
          <table:table-cell table:formula="of:=[.H$5]/[.H29]" office:value-type="float" office:value="15.6867250706113" calcext:value-type="float">
            <text:p>15.6867250706</text:p>
          </table:table-cell>
          <table:table-cell table:formula="of:=[.I$5]/[.I29]" office:value-type="float" office:value="15.6867250706113" calcext:value-type="float">
            <text:p>15.6867250706</text:p>
          </table:table-cell>
          <table:table-cell table:formula="of:=[.J$5]/[.J29]" office:value-type="float" office:value="15.6867250706113" calcext:value-type="float">
            <text:p>15.6867250706</text:p>
          </table:table-cell>
          <table:table-cell table:formula="of:=[.K$5]/[.K29]" office:value-type="float" office:value="15.6867250706113" calcext:value-type="float">
            <text:p>15.6867250706</text:p>
          </table:table-cell>
          <table:table-cell table:formula="of:=[.L$5]/[.L29]" office:value-type="float" office:value="15.6867250706113" calcext:value-type="float">
            <text:p>15.6867250706</text:p>
          </table:table-cell>
          <table:table-cell table:formula="of:=[.M$5]/[.M29]" office:value-type="float" office:value="15.6867250706113" calcext:value-type="float">
            <text:p>15.6867250706</text:p>
          </table:table-cell>
          <table:table-cell table:formula="of:=[.N$5]/[.N29]" office:value-type="float" office:value="15.6867250706113" calcext:value-type="float">
            <text:p>15.6867250706</text:p>
          </table:table-cell>
          <table:table-cell table:formula="of:=[.O$5]/[.O29]" office:value-type="float" office:value="15.6867250706113" calcext:value-type="float">
            <text:p>15.6867250706</text:p>
          </table:table-cell>
          <table:table-cell table:formula="of:=[.P$5]/[.P29]" office:value-type="float" office:value="15.6867250706113" calcext:value-type="float">
            <text:p>15.6867250706</text:p>
          </table:table-cell>
          <table:table-cell table:formula="of:=[.Q$5]/[.Q29]" office:value-type="float" office:value="15.6867250706113" calcext:value-type="float">
            <text:p>15.6867250706</text:p>
          </table:table-cell>
          <table:table-cell table:formula="of:=[.R$5]/[.R29]" office:value-type="float" office:value="15.6867250706113" calcext:value-type="float">
            <text:p>15.6867250706</text:p>
          </table:table-cell>
          <table:table-cell table:formula="of:=[.S$5]/[.S29]" office:value-type="float" office:value="15.6867250706113" calcext:value-type="float">
            <text:p>15.6867250706</text:p>
          </table:table-cell>
          <table:table-cell table:formula="of:=[.T$5]/[.T29]" office:value-type="float" office:value="15.6867250706113" calcext:value-type="float">
            <text:p>15.6867250706</text:p>
          </table:table-cell>
          <table:table-cell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table:style-name="ce3" table:formula="of:=INT(AVERAGE([.F40:.T40]))" office:value-type="float" office:value="15" calcext:value-type="float">
            <text:p>15</text:p>
          </table:table-cell>
          <table:table-cell table:style-name="ce6" table:formula="of:=[.C40]*1000/[.$B$8]" office:value-type="float" office:value="15" calcext:value-type="float">
            <text:p>15</text:p>
          </table:table-cell>
          <table:table-cell/>
          <table:table-cell table:formula="of:=[.F$5]/[.F30]" office:value-type="float" office:value="15.8418139186347" calcext:value-type="float">
            <text:p>15.8418139186</text:p>
          </table:table-cell>
          <table:table-cell table:formula="of:=[.G$5]/[.G30]" office:value-type="float" office:value="15.8418139186347" calcext:value-type="float">
            <text:p>15.8418139186</text:p>
          </table:table-cell>
          <table:table-cell table:formula="of:=[.H$5]/[.H30]" office:value-type="float" office:value="15.8418139186347" calcext:value-type="float">
            <text:p>15.8418139186</text:p>
          </table:table-cell>
          <table:table-cell table:formula="of:=[.I$5]/[.I30]" office:value-type="float" office:value="15.8418139186347" calcext:value-type="float">
            <text:p>15.8418139186</text:p>
          </table:table-cell>
          <table:table-cell table:formula="of:=[.J$5]/[.J30]" office:value-type="float" office:value="15.8418139186347" calcext:value-type="float">
            <text:p>15.8418139186</text:p>
          </table:table-cell>
          <table:table-cell table:formula="of:=[.K$5]/[.K30]" office:value-type="float" office:value="15.8418139186347" calcext:value-type="float">
            <text:p>15.8418139186</text:p>
          </table:table-cell>
          <table:table-cell table:formula="of:=[.L$5]/[.L30]" office:value-type="float" office:value="15.8418139186347" calcext:value-type="float">
            <text:p>15.8418139186</text:p>
          </table:table-cell>
          <table:table-cell table:formula="of:=[.M$5]/[.M30]" office:value-type="float" office:value="15.8418139186347" calcext:value-type="float">
            <text:p>15.8418139186</text:p>
          </table:table-cell>
          <table:table-cell table:formula="of:=[.N$5]/[.N30]" office:value-type="float" office:value="15.8418139186347" calcext:value-type="float">
            <text:p>15.8418139186</text:p>
          </table:table-cell>
          <table:table-cell table:formula="of:=[.O$5]/[.O30]" office:value-type="float" office:value="15.8418139186347" calcext:value-type="float">
            <text:p>15.8418139186</text:p>
          </table:table-cell>
          <table:table-cell table:formula="of:=[.P$5]/[.P30]" office:value-type="float" office:value="15.8418139186347" calcext:value-type="float">
            <text:p>15.8418139186</text:p>
          </table:table-cell>
          <table:table-cell table:formula="of:=[.Q$5]/[.Q30]" office:value-type="float" office:value="15.8418139186347" calcext:value-type="float">
            <text:p>15.8418139186</text:p>
          </table:table-cell>
          <table:table-cell table:formula="of:=[.R$5]/[.R30]" office:value-type="float" office:value="15.8418139186347" calcext:value-type="float">
            <text:p>15.8418139186</text:p>
          </table:table-cell>
          <table:table-cell table:formula="of:=[.S$5]/[.S30]" office:value-type="float" office:value="15.8418139186347" calcext:value-type="float">
            <text:p>15.8418139186</text:p>
          </table:table-cell>
          <table:table-cell table:formula="of:=[.T$5]/[.T30]" office:value-type="float" office:value="15.8418139186347" calcext:value-type="float">
            <text:p>15.8418139186</text:p>
          </table:table-cell>
          <table:table-cell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table:style-name="ce3" table:formula="of:=INT(AVERAGE([.F41:.T41]))" office:value-type="float" office:value="15" calcext:value-type="float">
            <text:p>15</text:p>
          </table:table-cell>
          <table:table-cell table:style-name="ce6" table:formula="of:=[.C41]*1000/[.$B$8]" office:value-type="float" office:value="15" calcext:value-type="float">
            <text:p>15</text:p>
          </table:table-cell>
          <table:table-cell/>
          <table:table-cell table:formula="of:=[.F$5]/[.F31]" office:value-type="float" office:value="15.9205140351516" calcext:value-type="float">
            <text:p>15.9205140352</text:p>
          </table:table-cell>
          <table:table-cell table:formula="of:=[.G$5]/[.G31]" office:value-type="float" office:value="15.9205140351516" calcext:value-type="float">
            <text:p>15.9205140352</text:p>
          </table:table-cell>
          <table:table-cell table:formula="of:=[.H$5]/[.H31]" office:value-type="float" office:value="15.9205140351516" calcext:value-type="float">
            <text:p>15.9205140352</text:p>
          </table:table-cell>
          <table:table-cell table:formula="of:=[.I$5]/[.I31]" office:value-type="float" office:value="15.9205140351516" calcext:value-type="float">
            <text:p>15.9205140352</text:p>
          </table:table-cell>
          <table:table-cell table:formula="of:=[.J$5]/[.J31]" office:value-type="float" office:value="15.9205140351516" calcext:value-type="float">
            <text:p>15.9205140352</text:p>
          </table:table-cell>
          <table:table-cell table:formula="of:=[.K$5]/[.K31]" office:value-type="float" office:value="15.9205140351516" calcext:value-type="float">
            <text:p>15.9205140352</text:p>
          </table:table-cell>
          <table:table-cell table:formula="of:=[.L$5]/[.L31]" office:value-type="float" office:value="15.9205140351516" calcext:value-type="float">
            <text:p>15.9205140352</text:p>
          </table:table-cell>
          <table:table-cell table:formula="of:=[.M$5]/[.M31]" office:value-type="float" office:value="15.9205140351516" calcext:value-type="float">
            <text:p>15.9205140352</text:p>
          </table:table-cell>
          <table:table-cell table:formula="of:=[.N$5]/[.N31]" office:value-type="float" office:value="15.9205140351516" calcext:value-type="float">
            <text:p>15.9205140352</text:p>
          </table:table-cell>
          <table:table-cell table:formula="of:=[.O$5]/[.O31]" office:value-type="float" office:value="15.9205140351516" calcext:value-type="float">
            <text:p>15.9205140352</text:p>
          </table:table-cell>
          <table:table-cell table:formula="of:=[.P$5]/[.P31]" office:value-type="float" office:value="15.9205140351516" calcext:value-type="float">
            <text:p>15.9205140352</text:p>
          </table:table-cell>
          <table:table-cell table:formula="of:=[.Q$5]/[.Q31]" office:value-type="float" office:value="15.9205140351516" calcext:value-type="float">
            <text:p>15.9205140352</text:p>
          </table:table-cell>
          <table:table-cell table:formula="of:=[.R$5]/[.R31]" office:value-type="float" office:value="15.9205140351516" calcext:value-type="float">
            <text:p>15.9205140352</text:p>
          </table:table-cell>
          <table:table-cell table:formula="of:=[.S$5]/[.S31]" office:value-type="float" office:value="15.9205140351516" calcext:value-type="float">
            <text:p>15.9205140352</text:p>
          </table:table-cell>
          <table:table-cell table:formula="of:=[.T$5]/[.T31]" office:value-type="float" office:value="15.9205140351516" calcext:value-type="float">
            <text:p>15.9205140352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4" office:value-type="string" calcext:value-type="string">
            <text:p>v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v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v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Average was used – in case of massive inconsistancy (due to small application data load) we should reconsider using mean, max, min or something else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13:54:47.945216950</meta:creation-date>
    <dc:date>2015-09-02T19:44:33.898233529</dc:date>
    <meta:editing-duration>PT5H19M13S</meta:editing-duration>
    <meta:editing-cycles>7</meta:editing-cycles>
    <meta:generator>LibreOffice/4.2.8.2$Linux_X86_64 LibreOffice_project/420m0$Build-2</meta:generator>
    <meta:document-statistic meta:table-count="1" meta:cell-count="479" meta:object-count="0"/>
  </office:meta>
</office:document-meta>
</file>